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4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42.1mm"/>
    </style:style>
    <style:style style:name="co6" style:family="table-column">
      <style:table-column-properties fo:break-before="auto" style:column-width="33.25mm"/>
    </style:style>
    <style:style style:name="co7" style:family="table-column">
      <style:table-column-properties fo:break-before="auto" style:column-width="60.66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2.16mm"/>
    </style:style>
    <style:style style:name="co10" style:family="table-column">
      <style:table-column-properties fo:break-before="auto" style:column-width="43.16mm"/>
    </style:style>
    <style:style style:name="co11" style:family="table-column">
      <style:table-column-properties fo:break-before="auto" style:column-width="35.97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1.95mm"/>
    </style:style>
    <style:style style:name="co14" style:family="table-column">
      <style:table-column-properties fo:break-before="auto" style:column-width="16.77mm"/>
    </style:style>
    <style:style style:name="co15" style:family="table-column">
      <style:table-column-properties fo:break-before="auto" style:column-width="57.45mm"/>
    </style:style>
    <style:style style:name="co16" style:family="table-column">
      <style:table-column-properties fo:break-before="auto" style:column-width="1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5" calcext:value-type="float">
            <text:p>2335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26" calcext:value-type="float">
            <text:p>2326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1" calcext:value-type="float">
            <text:p>4081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6" calcext:value-type="float">
            <text:p>1606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5" calcext:value-type="float">
            <text:p>2325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26" calcext:value-type="float">
            <text:p>3126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45" calcext:value-type="float">
            <text:p>4045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28" calcext:value-type="float">
            <text:p>2328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7" calcext:value-type="float">
            <text:p>2727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099" calcext:value-type="float">
            <text:p>3099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82" calcext:value-type="float">
            <text:p>4082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299" calcext:value-type="float">
            <text:p>2299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03" calcext:value-type="float">
            <text:p>3103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064" calcext:value-type="float">
            <text:p>3064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41" calcext:value-type="float">
            <text:p>4041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3" calcext:value-type="float">
            <text:p>2303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68" calcext:value-type="float">
            <text:p>4068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34" calcext:value-type="float">
            <text:p>3034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4007" calcext:value-type="float">
            <text:p>4007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046" calcext:value-type="float">
            <text:p>3046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4009" calcext:value-type="float">
            <text:p>4009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73" calcext:value-type="float">
            <text:p>3073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40" calcext:value-type="float">
            <text:p>4040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3" calcext:value-type="float">
            <text:p>1583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96" calcext:value-type="float">
            <text:p>3996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2" calcext:value-type="float">
            <text:p>159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093" calcext:value-type="float">
            <text:p>3093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58" calcext:value-type="float">
            <text:p>4058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09" calcext:value-type="float">
            <text:p>2309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092" calcext:value-type="float">
            <text:p>3092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61" calcext:value-type="float">
            <text:p>4061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078" calcext:value-type="float">
            <text:p>307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1" calcext:value-type="float">
            <text:p>4031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2" calcext:value-type="float">
            <text:p>3102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73" calcext:value-type="float">
            <text:p>4073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27" calcext:value-type="float">
            <text:p>3127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25" calcext:value-type="float">
            <text:p>4025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14" calcext:value-type="float">
            <text:p>4014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19" calcext:value-type="float">
            <text:p>3119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4008" calcext:value-type="float">
            <text:p>4008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10" calcext:value-type="float">
            <text:p>2310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11" calcext:value-type="float">
            <text:p>3111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27" calcext:value-type="float">
            <text:p>4027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40" calcext:value-type="float">
            <text:p>3040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46" calcext:value-type="float">
            <text:p>3046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3986" calcext:value-type="float">
            <text:p>3986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3985" calcext:value-type="float">
            <text:p>3985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44" calcext:value-type="float">
            <text:p>3044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3964" calcext:value-type="float">
            <text:p>3964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613" calcext:value-type="float">
            <text:p>1613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30" calcext:value-type="float">
            <text:p>2330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27" calcext:value-type="float">
            <text:p>4027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607" calcext:value-type="float">
            <text:p>1607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0" calcext:value-type="float">
            <text:p>2340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02" calcext:value-type="float">
            <text:p>400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0" calcext:value-type="float">
            <text:p>1590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60" calcext:value-type="float">
            <text:p>2360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37" calcext:value-type="float">
            <text:p>4037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603" calcext:value-type="float">
            <text:p>1603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7" calcext:value-type="float">
            <text:p>2327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3984" calcext:value-type="float">
            <text:p>3984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11" calcext:value-type="float">
            <text:p>1611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06" calcext:value-type="float">
            <text:p>1606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613" calcext:value-type="float">
            <text:p>1613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599" calcext:value-type="float">
            <text:p>1599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56" calcext:value-type="float">
            <text:p>235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596" calcext:value-type="float">
            <text:p>1596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596" calcext:value-type="float">
            <text:p>1596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608" calcext:value-type="float">
            <text:p>1608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99" table:default-cell-style-name="Default"/>
        <table:table-column table:style-name="co4" table:number-columns-repeated="2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  <table:table-cell office:value-type="string" calcext:value-type="string">
            <text:p>tai111</text:p>
          </table:table-cell>
          <table:table-cell office:value-type="string" calcext:value-type="string">
            <text:p>tai112</text:p>
          </table:table-cell>
          <table:table-cell office:value-type="string" calcext:value-type="string">
            <text:p>tai113</text:p>
          </table:table-cell>
          <table:table-cell office:value-type="string" calcext:value-type="string">
            <text:p>tai114</text:p>
          </table:table-cell>
          <table:table-cell office:value-type="string" calcext:value-type="string">
            <text:p>tai115</text:p>
          </table:table-cell>
          <table:table-cell office:value-type="string" calcext:value-type="string">
            <text:p>tai116</text:p>
          </table:table-cell>
          <table:table-cell office:value-type="string" calcext:value-type="string">
            <text:p>tai117</text:p>
          </table:table-cell>
          <table:table-cell office:value-type="string" calcext:value-type="string">
            <text:p>tai118</text:p>
          </table:table-cell>
          <table:table-cell office:value-type="string" calcext:value-type="string">
            <text:p>tai119</text:p>
          </table:table-cell>
          <table:table-cell office:value-type="string" calcext:value-type="string">
            <text:p>tai12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  <table:table-cell office:value-type="float" office:value="5519" calcext:value-type="float">
            <text:p>5519</text:p>
          </table:table-cell>
          <table:table-cell office:value-type="float" office:value="5284" calcext:value-type="float">
            <text:p>5284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66" calcext:value-type="float">
            <text:p>5266</text:p>
          </table:table-cell>
          <table:table-cell office:value-type="float" office:value="5139" calcext:value-type="float">
            <text:p>5139</text:p>
          </table:table-cell>
          <table:table-cell office:value-type="float" office:value="5255" calcext:value-type="float">
            <text:p>5255</text:p>
          </table:table-cell>
          <table:table-cell office:value-type="float" office:value="5103" calcext:value-type="float">
            <text:p>5103</text:p>
          </table:table-cell>
          <table:table-cell office:value-type="float" office:value="5465" calcext:value-type="float">
            <text:p>5465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00" calcext:value-type="float">
            <text:p>5400</text:p>
          </table:table-cell>
          <table:table-cell office:value-type="float" office:value="5733" calcext:value-type="float">
            <text:p>5733</text:p>
          </table:table-cell>
          <table:table-cell office:value-type="float" office:value="5850" calcext:value-type="float">
            <text:p>5850</text:p>
          </table:table-cell>
          <table:table-cell office:value-type="float" office:value="5537" calcext:value-type="float">
            <text:p>5537</text:p>
          </table:table-cell>
          <table:table-cell office:value-type="float" office:value="5326" calcext:value-type="float">
            <text:p>5326</text:p>
          </table:table-cell>
          <table:table-cell office:value-type="float" office:value="5678" calcext:value-type="float">
            <text:p>5678</text:p>
          </table:table-cell>
          <table:table-cell office:value-type="float" office:value="5709" calcext:value-type="float">
            <text:p>5709</text:p>
          </table:table-cell>
          <table:table-cell office:value-type="float" office:value="6012" calcext:value-type="float">
            <text:p>6012</text:p>
          </table:table-cell>
          <table:table-cell office:value-type="float" office:value="5903" calcext:value-type="float">
            <text:p>5903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office:value-type="float" office:value="6535" calcext:value-type="float">
            <text:p>6535</text:p>
          </table:table-cell>
          <table:table-cell office:value-type="float" office:value="6492" calcext:value-type="float">
            <text:p>6492</text:p>
          </table:table-cell>
          <table:table-cell office:value-type="float" office:value="6586" calcext:value-type="float">
            <text:p>6586</text:p>
          </table:table-cell>
          <table:table-cell office:value-type="float" office:value="6598" calcext:value-type="float">
            <text:p>6598</text:p>
          </table:table-cell>
          <table:table-cell office:value-type="float" office:value="6586" calcext:value-type="float">
            <text:p>6586</text:p>
          </table:table-cell>
          <table:table-cell office:value-type="float" office:value="6692" calcext:value-type="float">
            <text:p>6692</text:p>
          </table:table-cell>
          <table:table-cell office:value-type="float" office:value="6571" calcext:value-type="float">
            <text:p>6571</text:p>
          </table:table-cell>
          <table:table-cell office:value-type="float" office:value="6641" calcext:value-type="float">
            <text:p>6641</text:p>
          </table:table-cell>
          <table:table-cell office:value-type="float" office:value="10942" calcext:value-type="float">
            <text:p>10942</text:p>
          </table:table-cell>
          <table:table-cell office:value-type="float" office:value="10641" calcext:value-type="float">
            <text:p>10641</text:p>
          </table:table-cell>
          <table:table-cell office:value-type="float" office:value="11025" calcext:value-type="float">
            <text:p>11025</text:p>
          </table:table-cell>
          <table:table-cell office:value-type="float" office:value="10939" calcext:value-type="float">
            <text:p>10939</text:p>
          </table:table-cell>
          <table:table-cell office:value-type="float" office:value="10599" calcext:value-type="float">
            <text:p>10599</text:p>
          </table:table-cell>
          <table:table-cell office:value-type="float" office:value="10435" calcext:value-type="float">
            <text:p>10435</text:p>
          </table:table-cell>
          <table:table-cell office:value-type="float" office:value="10918" calcext:value-type="float">
            <text:p>10918</text:p>
          </table:table-cell>
          <table:table-cell office:value-type="float" office:value="10828" calcext:value-type="float">
            <text:p>10828</text:p>
          </table:table-cell>
          <table:table-cell office:value-type="float" office:value="10538" calcext:value-type="float">
            <text:p>10538</text:p>
          </table:table-cell>
          <table:table-cell office:value-type="float" office:value="10781" calcext:value-type="float">
            <text:p>10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1623" calcext:value-type="float">
            <text:p>116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731" calcext:value-type="float">
            <text:p>11731</text:p>
          </table:table-cell>
          <table:table-cell office:value-type="float" office:value="11635" calcext:value-type="float">
            <text:p>11635</text:p>
          </table:table-cell>
          <table:table-cell office:value-type="float" office:value="11513" calcext:value-type="float">
            <text:p>11513</text:p>
          </table:table-cell>
          <table:table-cell office:value-type="float" office:value="11739" calcext:value-type="float">
            <text:p>11739</text:p>
          </table:table-cell>
          <table:table-cell office:value-type="float" office:value="11848" calcext:value-type="float">
            <text:p>11848</text:p>
          </table:table-cell>
          <table:table-cell office:value-type="float" office:value="11544" calcext:value-type="float">
            <text:p>11544</text:p>
          </table:table-cell>
          <table:table-cell office:value-type="float" office:value="11817" calcext:value-type="float">
            <text:p>11817</text:p>
          </table:table-cell>
          <table:table-cell office:value-type="float" office:value="26577" calcext:value-type="float">
            <text:p>26577</text:p>
          </table:table-cell>
          <table:table-cell office:value-type="float" office:value="27188" calcext:value-type="float">
            <text:p>27188</text:p>
          </table:table-cell>
          <table:table-cell office:value-type="float" office:value="26816" calcext:value-type="float">
            <text:p>26816</text:p>
          </table:table-cell>
          <table:table-cell office:value-type="float" office:value="26994" calcext:value-type="float">
            <text:p>26994</text:p>
          </table:table-cell>
          <table:table-cell office:value-type="float" office:value="26668" calcext:value-type="float">
            <text:p>26668</text:p>
          </table:table-cell>
          <table:table-cell office:value-type="float" office:value="26909" calcext:value-type="float">
            <text:p>26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7052" calcext:value-type="float">
            <text:p>27052</text:p>
          </table:table-cell>
          <table:table-cell office:value-type="float" office:value="26592" calcext:value-type="float">
            <text:p>26592</text:p>
          </table:table-cell>
          <table:table-cell office:value-type="float" office:value="26917" calcext:value-type="float">
            <text:p>269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53"/>
          <table:table-cell office:value-type="float" office:value="11635" calcext:value-type="float">
            <text:p>1163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6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99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  <table:table-cell office:value-type="string" calcext:value-type="string">
            <text:p>tai61</text:p>
          </table:table-cell>
          <table:table-cell office:value-type="string" calcext:value-type="string">
            <text:p>tai62</text:p>
          </table:table-cell>
          <table:table-cell office:value-type="string" calcext:value-type="string">
            <text:p>tai63</text:p>
          </table:table-cell>
          <table:table-cell office:value-type="string" calcext:value-type="string">
            <text:p>tai64</text:p>
          </table:table-cell>
          <table:table-cell office:value-type="string" calcext:value-type="string">
            <text:p>tai65</text:p>
          </table:table-cell>
          <table:table-cell office:value-type="string" calcext:value-type="string">
            <text:p>tai66</text:p>
          </table:table-cell>
          <table:table-cell office:value-type="string" calcext:value-type="string">
            <text:p>tai67</text:p>
          </table:table-cell>
          <table:table-cell office:value-type="string" calcext:value-type="string">
            <text:p>tai68</text:p>
          </table:table-cell>
          <table:table-cell office:value-type="string" calcext:value-type="string">
            <text:p>tai69</text:p>
          </table:table-cell>
          <table:table-cell office:value-type="string" calcext:value-type="string">
            <text:p>tai70</text:p>
          </table:table-cell>
          <table:table-cell office:value-type="string" calcext:value-type="string">
            <text:p>tai71</text:p>
          </table:table-cell>
          <table:table-cell office:value-type="string" calcext:value-type="string">
            <text:p>tai72</text:p>
          </table:table-cell>
          <table:table-cell office:value-type="string" calcext:value-type="string">
            <text:p>tai73</text:p>
          </table:table-cell>
          <table:table-cell office:value-type="string" calcext:value-type="string">
            <text:p>tai74</text:p>
          </table:table-cell>
          <table:table-cell office:value-type="string" calcext:value-type="string">
            <text:p>tai75</text:p>
          </table:table-cell>
          <table:table-cell office:value-type="string" calcext:value-type="string">
            <text:p>tai76</text:p>
          </table:table-cell>
          <table:table-cell office:value-type="string" calcext:value-type="string">
            <text:p>tai77</text:p>
          </table:table-cell>
          <table:table-cell office:value-type="string" calcext:value-type="string">
            <text:p>tai78</text:p>
          </table:table-cell>
          <table:table-cell office:value-type="string" calcext:value-type="string">
            <text:p>tai79</text:p>
          </table:table-cell>
          <table:table-cell office:value-type="string" calcext:value-type="string">
            <text:p>tai80</text:p>
          </table:table-cell>
          <table:table-cell office:value-type="string" calcext:value-type="string">
            <text:p>tai81</text:p>
          </table:table-cell>
          <table:table-cell office:value-type="string" calcext:value-type="string">
            <text:p>tai82</text:p>
          </table:table-cell>
          <table:table-cell office:value-type="string" calcext:value-type="string">
            <text:p>tai83</text:p>
          </table:table-cell>
          <table:table-cell office:value-type="string" calcext:value-type="string">
            <text:p>tai84</text:p>
          </table:table-cell>
          <table:table-cell office:value-type="string" calcext:value-type="string">
            <text:p>tai85</text:p>
          </table:table-cell>
          <table:table-cell office:value-type="string" calcext:value-type="string">
            <text:p>tai86</text:p>
          </table:table-cell>
          <table:table-cell office:value-type="string" calcext:value-type="string">
            <text:p>tai87</text:p>
          </table:table-cell>
          <table:table-cell office:value-type="string" calcext:value-type="string">
            <text:p>tai88</text:p>
          </table:table-cell>
          <table:table-cell office:value-type="string" calcext:value-type="string">
            <text:p>tai89</text:p>
          </table:table-cell>
          <table:table-cell office:value-type="string" calcext:value-type="string">
            <text:p>tai90</text:p>
          </table:table-cell>
          <table:table-cell office:value-type="string" calcext:value-type="string">
            <text:p>tai91</text:p>
          </table:table-cell>
          <table:table-cell office:value-type="string" calcext:value-type="string">
            <text:p>tai92</text:p>
          </table:table-cell>
          <table:table-cell office:value-type="string" calcext:value-type="string">
            <text:p>tai93</text:p>
          </table:table-cell>
          <table:table-cell office:value-type="string" calcext:value-type="string">
            <text:p>tai94</text:p>
          </table:table-cell>
          <table:table-cell office:value-type="string" calcext:value-type="string">
            <text:p>tai95</text:p>
          </table:table-cell>
          <table:table-cell office:value-type="string" calcext:value-type="string">
            <text:p>tai96</text:p>
          </table:table-cell>
          <table:table-cell office:value-type="string" calcext:value-type="string">
            <text:p>tai97</text:p>
          </table:table-cell>
          <table:table-cell office:value-type="string" calcext:value-type="string">
            <text:p>tai98</text:p>
          </table:table-cell>
          <table:table-cell office:value-type="string" calcext:value-type="string">
            <text:p>tai99</text:p>
          </table:table-cell>
          <table:table-cell office:value-type="string" calcext:value-type="string">
            <text:p>tai100</text:p>
          </table:table-cell>
          <table:table-cell office:value-type="string" calcext:value-type="string">
            <text:p>tai101</text:p>
          </table:table-cell>
          <table:table-cell office:value-type="string" calcext:value-type="string">
            <text:p>tai102</text:p>
          </table:table-cell>
          <table:table-cell office:value-type="string" calcext:value-type="string">
            <text:p>tai103</text:p>
          </table:table-cell>
          <table:table-cell office:value-type="string" calcext:value-type="string">
            <text:p>tai104</text:p>
          </table:table-cell>
          <table:table-cell office:value-type="string" calcext:value-type="string">
            <text:p>tai105</text:p>
          </table:table-cell>
          <table:table-cell office:value-type="string" calcext:value-type="string">
            <text:p>tai106</text:p>
          </table:table-cell>
          <table:table-cell office:value-type="string" calcext:value-type="string">
            <text:p>tai107</text:p>
          </table:table-cell>
          <table:table-cell office:value-type="string" calcext:value-type="string">
            <text:p>tai108</text:p>
          </table:table-cell>
          <table:table-cell office:value-type="string" calcext:value-type="string">
            <text:p>tai109</text:p>
          </table:table-cell>
          <table:table-cell office:value-type="string" calcext:value-type="string">
            <text:p>tai1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614" calcext:value-type="float">
            <text:p>11614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  <table:table-cell office:value-type="float" office:value="5500" calcext:value-type="float">
            <text:p>5500</text:p>
          </table:table-cell>
          <table:table-cell office:value-type="float" office:value="5290" calcext:value-type="float">
            <text:p>5290</text:p>
          </table:table-cell>
          <table:table-cell office:value-type="float" office:value="5213" calcext:value-type="float">
            <text:p>5213</text:p>
          </table:table-cell>
          <table:table-cell office:value-type="float" office:value="5023" calcext:value-type="float">
            <text:p>5023</text:p>
          </table:table-cell>
          <table:table-cell office:value-type="float" office:value="5255" calcext:value-type="float">
            <text:p>5255</text:p>
          </table:table-cell>
          <table:table-cell office:value-type="float" office:value="5139" calcext:value-type="float">
            <text:p>5139</text:p>
          </table:table-cell>
          <table:table-cell office:value-type="float" office:value="5252" calcext:value-type="float">
            <text:p>5252</text:p>
          </table:table-cell>
          <table:table-cell office:value-type="float" office:value="5094" calcext:value-type="float">
            <text:p>5094</text:p>
          </table:table-cell>
          <table:table-cell office:value-type="float" office:value="5489" calcext:value-type="float">
            <text:p>5489</text:p>
          </table:table-cell>
          <table:table-cell office:value-type="float" office:value="5341" calcext:value-type="float">
            <text:p>5341</text:p>
          </table:table-cell>
          <table:table-cell office:value-type="float" office:value="5846" calcext:value-type="float">
            <text:p>5846</text:p>
          </table:table-cell>
          <table:table-cell office:value-type="float" office:value="5417" calcext:value-type="float">
            <text:p>5417</text:p>
          </table:table-cell>
          <table:table-cell office:value-type="float" office:value="5731" calcext:value-type="float">
            <text:p>5731</text:p>
          </table:table-cell>
          <table:table-cell office:value-type="float" office:value="5854" calcext:value-type="float">
            <text:p>5854</text:p>
          </table:table-cell>
          <table:table-cell office:value-type="float" office:value="5532" calcext:value-type="float">
            <text:p>5532</text:p>
          </table:table-cell>
          <table:table-cell office:value-type="float" office:value="5317" calcext:value-type="float">
            <text:p>5317</text:p>
          </table:table-cell>
          <table:table-cell office:value-type="float" office:value="5677" calcext:value-type="float">
            <text:p>5677</text:p>
          </table:table-cell>
          <table:table-cell office:value-type="float" office:value="5709" calcext:value-type="float">
            <text:p>5709</text:p>
          </table:table-cell>
          <table:table-cell office:value-type="float" office:value="5979" calcext:value-type="float">
            <text:p>5979</text:p>
          </table:table-cell>
          <table:table-cell office:value-type="float" office:value="5903" calcext:value-type="float">
            <text:p>5903</text:p>
          </table:table-cell>
          <table:table-cell office:value-type="float" office:value="6431" calcext:value-type="float">
            <text:p>6431</text:p>
          </table:table-cell>
          <table:table-cell office:value-type="float" office:value="6404" calcext:value-type="float">
            <text:p>6404</text:p>
          </table:table-cell>
          <table:table-cell office:value-type="float" office:value="6528" calcext:value-type="float">
            <text:p>6528</text:p>
          </table:table-cell>
          <table:table-cell office:value-type="float" office:value="6492" calcext:value-type="float">
            <text:p>6492</text:p>
          </table:table-cell>
          <table:table-cell office:value-type="float" office:value="6598" calcext:value-type="float">
            <text:p>6598</text:p>
          </table:table-cell>
          <table:table-cell office:value-type="float" office:value="6638" calcext:value-type="float">
            <text:p>6638</text:p>
          </table:table-cell>
          <table:table-cell office:value-type="float" office:value="6567" calcext:value-type="float">
            <text:p>6567</text:p>
          </table:table-cell>
          <table:table-cell office:value-type="float" office:value="6665" calcext:value-type="float">
            <text:p>6665</text:p>
          </table:table-cell>
          <table:table-cell office:value-type="float" office:value="6602" calcext:value-type="float">
            <text:p>6602</text:p>
          </table:table-cell>
          <table:table-cell office:value-type="float" office:value="6618" calcext:value-type="float">
            <text:p>6618</text:p>
          </table:table-cell>
          <table:table-cell office:value-type="float" office:value="10942" calcext:value-type="float">
            <text:p>10942</text:p>
          </table:table-cell>
          <table:table-cell office:value-type="float" office:value="10674" calcext:value-type="float">
            <text:p>1067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617" calcext:value-type="float">
            <text:p>10617</text:p>
          </table:table-cell>
          <table:table-cell office:value-type="float" office:value="10415" calcext:value-type="float">
            <text:p>10415</text:p>
          </table:table-cell>
          <table:table-cell office:value-type="float" office:value="10972" calcext:value-type="float">
            <text:p>10972</text:p>
          </table:table-cell>
          <table:table-cell office:value-type="float" office:value="10828" calcext:value-type="float">
            <text:p>10828</text:p>
          </table:table-cell>
          <table:table-cell office:value-type="float" office:value="10529" calcext:value-type="float">
            <text:p>105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561" calcext:value-type="float">
            <text:p>11561</text:p>
          </table:table-cell>
          <table:table-cell office:value-type="float" office:value="11638" calcext:value-type="float">
            <text:p>11638</text:p>
          </table:table-cell>
          <table:table-cell office:value-type="float" office:value="11798" calcext:value-type="float">
            <text:p>11798</text:p>
          </table:table-cell>
          <table:table-cell office:value-type="float" office:value="11767" calcext:value-type="float">
            <text:p>11767</text:p>
          </table:table-cell>
          <table:table-cell office:value-type="float" office:value="11643" calcext:value-type="float">
            <text:p>11643</text:p>
          </table:table-cell>
          <table:table-cell office:value-type="float" office:value="11587" calcext:value-type="float">
            <text:p>11587</text:p>
          </table:table-cell>
          <table:table-cell office:value-type="float" office:value="11785" calcext:value-type="float">
            <text:p>11785</text:p>
          </table:table-cell>
          <table:table-cell office:value-type="float" office:value="11851" calcext:value-type="float">
            <text:p>11851</text:p>
          </table:table-cell>
          <table:table-cell office:value-type="float" office:value="11658" calcext:value-type="float">
            <text:p>11658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5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tai01</text:p>
          </table:table-cell>
          <table:table-cell office:value-type="string" calcext:value-type="string">
            <text:p>tai02</text:p>
          </table:table-cell>
          <table:table-cell office:value-type="string" calcext:value-type="string">
            <text:p>tai03</text:p>
          </table:table-cell>
          <table:table-cell office:value-type="string" calcext:value-type="string">
            <text:p>tai04</text:p>
          </table:table-cell>
          <table:table-cell office:value-type="string" calcext:value-type="string">
            <text:p>tai05</text:p>
          </table:table-cell>
          <table:table-cell office:value-type="string" calcext:value-type="string">
            <text:p>tai06</text:p>
          </table:table-cell>
          <table:table-cell office:value-type="string" calcext:value-type="string">
            <text:p>tai07</text:p>
          </table:table-cell>
          <table:table-cell office:value-type="string" calcext:value-type="string">
            <text:p>tai08</text:p>
          </table:table-cell>
          <table:table-cell office:value-type="string" calcext:value-type="string">
            <text:p>tai09</text:p>
          </table:table-cell>
          <table:table-cell office:value-type="string" calcext:value-type="string">
            <text:p>tai10</text:p>
          </table:table-cell>
          <table:table-cell office:value-type="string" calcext:value-type="string">
            <text:p>tai11</text:p>
          </table:table-cell>
          <table:table-cell office:value-type="string" calcext:value-type="string">
            <text:p>tai12</text:p>
          </table:table-cell>
          <table:table-cell office:value-type="string" calcext:value-type="string">
            <text:p>tai13</text:p>
          </table:table-cell>
          <table:table-cell office:value-type="string" calcext:value-type="string">
            <text:p>tai14</text:p>
          </table:table-cell>
          <table:table-cell office:value-type="string" calcext:value-type="string">
            <text:p>tai15</text:p>
          </table:table-cell>
          <table:table-cell office:value-type="string" calcext:value-type="string">
            <text:p>tai16</text:p>
          </table:table-cell>
          <table:table-cell office:value-type="string" calcext:value-type="string">
            <text:p>tai17</text:p>
          </table:table-cell>
          <table:table-cell office:value-type="string" calcext:value-type="string">
            <text:p>tai18</text:p>
          </table:table-cell>
          <table:table-cell office:value-type="string" calcext:value-type="string">
            <text:p>tai19</text:p>
          </table:table-cell>
          <table:table-cell office:value-type="string" calcext:value-type="string">
            <text:p>tai20</text:p>
          </table:table-cell>
          <table:table-cell office:value-type="string" calcext:value-type="string">
            <text:p>tai21</text:p>
          </table:table-cell>
          <table:table-cell office:value-type="string" calcext:value-type="string">
            <text:p>tai22</text:p>
          </table:table-cell>
          <table:table-cell office:value-type="string" calcext:value-type="string">
            <text:p>tai23</text:p>
          </table:table-cell>
          <table:table-cell office:value-type="string" calcext:value-type="string">
            <text:p>tai24</text:p>
          </table:table-cell>
          <table:table-cell office:value-type="string" calcext:value-type="string">
            <text:p>tai25</text:p>
          </table:table-cell>
          <table:table-cell office:value-type="string" calcext:value-type="string">
            <text:p>tai26</text:p>
          </table:table-cell>
          <table:table-cell office:value-type="string" calcext:value-type="string">
            <text:p>tai27</text:p>
          </table:table-cell>
          <table:table-cell office:value-type="string" calcext:value-type="string">
            <text:p>tai28</text:p>
          </table:table-cell>
          <table:table-cell office:value-type="string" calcext:value-type="string">
            <text:p>tai29</text:p>
          </table:table-cell>
          <table:table-cell office:value-type="string" calcext:value-type="string">
            <text:p>tai30</text:p>
          </table:table-cell>
          <table:table-cell office:value-type="string" calcext:value-type="string">
            <text:p>tai31</text:p>
          </table:table-cell>
          <table:table-cell office:value-type="string" calcext:value-type="string">
            <text:p>tai32</text:p>
          </table:table-cell>
          <table:table-cell office:value-type="string" calcext:value-type="string">
            <text:p>tai33</text:p>
          </table:table-cell>
          <table:table-cell office:value-type="string" calcext:value-type="string">
            <text:p>tai34</text:p>
          </table:table-cell>
          <table:table-cell office:value-type="string" calcext:value-type="string">
            <text:p>tai35</text:p>
          </table:table-cell>
          <table:table-cell office:value-type="string" calcext:value-type="string">
            <text:p>tai36</text:p>
          </table:table-cell>
          <table:table-cell office:value-type="string" calcext:value-type="string">
            <text:p>tai37</text:p>
          </table:table-cell>
          <table:table-cell office:value-type="string" calcext:value-type="string">
            <text:p>tai38</text:p>
          </table:table-cell>
          <table:table-cell office:value-type="string" calcext:value-type="string">
            <text:p>tai39</text:p>
          </table:table-cell>
          <table:table-cell office:value-type="string" calcext:value-type="string">
            <text:p>tai40</text:p>
          </table:table-cell>
          <table:table-cell office:value-type="string" calcext:value-type="string">
            <text:p>tai41</text:p>
          </table:table-cell>
          <table:table-cell office:value-type="string" calcext:value-type="string">
            <text:p>tai42</text:p>
          </table:table-cell>
          <table:table-cell office:value-type="string" calcext:value-type="string">
            <text:p>tai43</text:p>
          </table:table-cell>
          <table:table-cell office:value-type="string" calcext:value-type="string">
            <text:p>tai44</text:p>
          </table:table-cell>
          <table:table-cell office:value-type="string" calcext:value-type="string">
            <text:p>tai45</text:p>
          </table:table-cell>
          <table:table-cell office:value-type="string" calcext:value-type="string">
            <text:p>tai46</text:p>
          </table:table-cell>
          <table:table-cell office:value-type="string" calcext:value-type="string">
            <text:p>tai47</text:p>
          </table:table-cell>
          <table:table-cell office:value-type="string" calcext:value-type="string">
            <text:p>tai48</text:p>
          </table:table-cell>
          <table:table-cell office:value-type="string" calcext:value-type="string">
            <text:p>tai49</text:p>
          </table:table-cell>
          <table:table-cell office:value-type="string" calcext:value-type="string">
            <text:p>tai50</text:p>
          </table:table-cell>
          <table:table-cell office:value-type="string" calcext:value-type="string">
            <text:p>tai51</text:p>
          </table:table-cell>
          <table:table-cell office:value-type="string" calcext:value-type="string">
            <text:p>tai52</text:p>
          </table:table-cell>
          <table:table-cell office:value-type="string" calcext:value-type="string">
            <text:p>tai53</text:p>
          </table:table-cell>
          <table:table-cell office:value-type="string" calcext:value-type="string">
            <text:p>tai54</text:p>
          </table:table-cell>
          <table:table-cell office:value-type="string" calcext:value-type="string">
            <text:p>tai55</text:p>
          </table:table-cell>
          <table:table-cell office:value-type="string" calcext:value-type="string">
            <text:p>tai56</text:p>
          </table:table-cell>
          <table:table-cell office:value-type="string" calcext:value-type="string">
            <text:p>tai57</text:p>
          </table:table-cell>
          <table:table-cell office:value-type="string" calcext:value-type="string">
            <text:p>tai58</text:p>
          </table:table-cell>
          <table:table-cell office:value-type="string" calcext:value-type="string">
            <text:p>tai59</text:p>
          </table:table-cell>
          <table:table-cell office:value-type="string" calcext:value-type="string">
            <text:p>tai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6" calcext:value-type="float">
            <text:p>3076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74" calcext:value-type="float">
            <text:p>3974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62" calcext:value-type="float">
            <text:p>396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99" calcext:value-type="float">
            <text:p>3099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85" calcext:value-type="float">
            <text:p>3985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59" calcext:value-type="float">
            <text:p>3059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71" calcext:value-type="float">
            <text:p>3971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5" table:default-cell-style-name="Default"/>
        <table:table-column table:style-name="co6" table:number-columns-repeated="21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1" table:default-cell-style-name="Default"/>
        <table:table-column table:style-name="co12" table:default-cell-style-name="Default"/>
        <table:table-column table:style-name="co11" table:number-columns-repeated="3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table table:name="10minutes" table:style-name="ta1">
        <table:shapes>
          <draw:frame draw:z-index="0" draw:style-name="gr1" draw:text-style-name="P1" svg:width="159.96mm" svg:height="89.99mm" svg:x="356.43mm" svg:y="19.76mm">
            <loext:p draw:notify-on-update-of-ranges="10minutes.A15:10minutes.A15 10minutes.O15:10minutes.O15 10minutes.A16:10minutes.A16 10minutes.O16:10minutes.O16 10minutes.A17:10minutes.A17 10minutes.O17:10minutes.O17 10minutes.A18:10minutes.A18 10minutes.O18:10minutes.O18 10minutes.A19:10minutes.A19 10minutes.O19:10minutes.O19 10minutes.A20:10minutes.A20 10minutes.O20:10minutes.O20 10minutes.A21:10minutes.A21 10minutes.O21:10minutes.O21 10minutes.A22:10minutes.A22 10minutes.O22:10minutes.O22 10minutes.A23:10minutes.A23 10minutes.O23:10minutes.O23 10minutes.A24:10minutes.A24 10minutes.O24:10minutes.O2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9.95mm" svg:height="89.99mm" svg:x="357.34mm" svg:y="132.24mm">
            <loext:p draw:notify-on-update-of-ranges="10minutes.A27:10minutes.A27 10minutes.O27:10minutes.O27 10minutes.A28:10minutes.A28 10minutes.O28:10minutes.O28 10minutes.A29:10minutes.A29 10minutes.O29:10minutes.O29 10minutes.A30:10minutes.A30 10minutes.O30:10minutes.O30 10minutes.A31:10minutes.A31 10minutes.O31:10minutes.O31 10minutes.A32:10minutes.A32 10minutes.O32:10minutes.O32 10minutes.A33:10minutes.A33 10minutes.O33:10minutes.O33 10minutes.A34:10minutes.A34 10minutes.O34:10minutes.O34 10minutes.A35:10minutes.A35 10minutes.O35:10minutes.O35 10minutes.A36:10minutes.A36 10minutes.O36:10minutes.O3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5" table:default-cell-style-name="ce4"/>
        <table:table-column table:style-name="co16" table:number-columns-repeated="12" table:default-cell-style-name="Default"/>
        <table:table-column table:style-name="co2" table:number-columns-repeated="3" table:default-cell-style-name="Default"/>
        <table:table-row table:style-name="ro2">
          <table:table-cell/>
          <table:table-cell table:style-name="ce6" office:value-type="string" calcext:value-type="string">
            <text:p>tai01</text:p>
          </table:table-cell>
          <table:table-cell table:style-name="ce6" office:value-type="string" calcext:value-type="string">
            <text:p>tai02</text:p>
          </table:table-cell>
          <table:table-cell table:style-name="ce6" office:value-type="string" calcext:value-type="string">
            <text:p>tai11</text:p>
          </table:table-cell>
          <table:table-cell table:style-name="ce6" office:value-type="string" calcext:value-type="string">
            <text:p>tai12</text:p>
          </table:table-cell>
          <table:table-cell table:style-name="ce6" office:value-type="string" calcext:value-type="string">
            <text:p>tai21</text:p>
          </table:table-cell>
          <table:table-cell table:style-name="ce6" office:value-type="string" calcext:value-type="string">
            <text:p>tai22</text:p>
          </table:table-cell>
          <table:table-cell table:style-name="ce6" office:value-type="string" calcext:value-type="string">
            <text:p>tai31</text:p>
          </table:table-cell>
          <table:table-cell table:style-name="ce6" office:value-type="string" calcext:value-type="string">
            <text:p>tai32</text:p>
          </table:table-cell>
          <table:table-cell table:style-name="ce6" office:value-type="string" calcext:value-type="string">
            <text:p>tai41</text:p>
          </table:table-cell>
          <table:table-cell table:style-name="ce6" office:value-type="string" calcext:value-type="string">
            <text:p>tai42</text:p>
          </table:table-cell>
          <table:table-cell table:style-name="ce6" office:value-type="string" calcext:value-type="string">
            <text:p>tai51</text:p>
          </table:table-cell>
          <table:table-cell table:style-name="ce6" office:value-type="string" calcext:value-type="string">
            <text:p>tai5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ptimal / Best known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float" office:value="1659" calcext:value-type="float">
            <text:p>1659</text:p>
          </table:table-cell>
          <table:table-cell table:style-name="ce1" office:value-type="float" office:value="2297" calcext:value-type="float">
            <text:p>2297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3704" calcext:value-type="float">
            <text:p>37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2311" calcext:value-type="float">
            <text:p>2311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3857" calcext:value-type="float">
            <text:p>38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es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office:value-type="float" office:value="3817" calcext:value-type="float">
            <text:p>38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673" calcext:value-type="float">
            <text:p>1673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34" calcext:value-type="float">
            <text:p>3034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3755" calcext:value-type="float">
            <text:p>3755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GRASP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4023" calcext:value-type="float">
            <text:p>4023</text:p>
          </table:table-cell>
          <table:table-cell table:style-name="ce4" office:value-type="float" office:value="3846" calcext:value-type="float">
            <text:p>384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ILS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74" calcext:value-type="float">
            <text:p>3074</text:p>
          </table:table-cell>
          <table:table-cell table:style-name="ce4" office:value-type="float" office:value="2950" calcext:value-type="float">
            <text:p>2950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3833" calcext:value-type="float">
            <text:p>3833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Memetic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39" calcext:value-type="float">
            <text:p>3039</text:p>
          </table:table-cell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3893" calcext:value-type="float">
            <text:p>3893</text:p>
          </table:table-cell>
          <table:table-cell table:style-name="ce4" office:value-type="float" office:value="3719" calcext:value-type="float">
            <text:p>3719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Simulated Annealing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2996" calcext:value-type="float">
            <text:p>2996</text:p>
          </table:table-cell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3842" calcext:value-type="float">
            <text:p>3842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Tabu Search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1699" calcext:value-type="float">
            <text:p>169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119" calcext:value-type="float">
            <text:p>211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117" calcext:value-type="float">
            <text:p>3117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881" calcext:value-type="float">
            <text:p>3881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VNS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2333" calcext:value-type="float">
            <text:p>2333</text:p>
          </table:table-cell>
          <table:table-cell table:style-name="ce4" office:value-type="float" office:value="2149" calcext:value-type="float">
            <text:p>2149</text:p>
          </table:table-cell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838" calcext:value-type="float">
            <text:p>2838</text:p>
          </table:table-cell>
          <table:table-cell table:style-name="ce4" office:value-type="float" office:value="3096" calcext:value-type="float">
            <text:p>3096</text:p>
          </table:table-cell>
          <table:table-cell table:style-name="ce4" office:value-type="float" office:value="2936" calcext:value-type="float">
            <text:p>2936</text:p>
          </table:table-cell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3826" calcext:value-type="float">
            <text:p>3826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Wolf Pack Algorithm</text:p>
          </table:table-cell>
          <table:table-cell table:style-name="ce4" office:value-type="float" office:value="1278" calcext:value-type="float">
            <text:p>127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1659" calcext:value-type="float">
            <text:p>1659</text:p>
          </table:table-cell>
          <table:table-cell table:style-name="ce4" office:value-type="float" office:value="2297" calcext:value-type="float">
            <text:p>2297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float" office:value="2834" calcext:value-type="float">
            <text:p>2834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2931" calcext:value-type="float">
            <text:p>2931</text:p>
          </table:table-cell>
          <table:table-cell table:style-name="ce4" office:value-type="float" office:value="3941" calcext:value-type="float">
            <text:p>3941</text:p>
          </table:table-cell>
          <table:table-cell table:style-name="ce4" office:value-type="float" office:value="3821" calcext:value-type="float">
            <text:p>3821</text:p>
          </table:table-cell>
          <table:table-cell table:number-columns-repeated="2"/>
          <table:table-cell table:style-name="ce7"/>
        </table:table-row>
        <table:table-row table:style-name="ro2">
          <table:table-cell table:style-name="Default"/>
          <table:table-cell table:number-columns-repeated="14"/>
          <table:table-cell table:style-name="ce7"/>
        </table:table-row>
        <table:table-row table:style-name="ro2">
          <table:table-cell table:style-name="ce1" office:value-type="string" calcext:value-type="string">
            <text:p>Ecarts en % à l’optimal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 table:style-name="ce7"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100*([.B3]-[.B$2])/[.B$2]" office:value-type="float" office:value="0" calcext:value-type="float">
            <text:p>0</text:p>
          </table:table-cell>
          <table:table-cell table:formula="of:=100*([.C3]-[.C$2])/[.C$2]" office:value-type="float" office:value="0" calcext:value-type="float">
            <text:p>0</text:p>
          </table:table-cell>
          <table:table-cell table:formula="of:=100*([.D3]-[.D$2])/[.D$2]" office:value-type="float" office:value="0.252844500632111" calcext:value-type="float">
            <text:p>0,252844500632111</text:p>
          </table:table-cell>
          <table:table-cell table:formula="of:=100*([.E3]-[.E$2])/[.E$2]" office:value-type="float" office:value="0.602772754671489" calcext:value-type="float">
            <text:p>0,602772754671489</text:p>
          </table:table-cell>
          <table:table-cell table:formula="of:=100*([.F3]-[.F$2])/[.F$2]" office:value-type="float" office:value="0.609490639965172" calcext:value-type="float">
            <text:p>0,609490639965172</text:p>
          </table:table-cell>
          <table:table-cell table:formula="of:=100*([.G3]-[.G$2])/[.G$2]" office:value-type="float" office:value="0.0952834683182468" calcext:value-type="float">
            <text:p>0,095283468318247</text:p>
          </table:table-cell>
          <table:table-cell table:formula="of:=100*([.H3]-[.H$2])/[.H$2]" office:value-type="float" office:value="0" calcext:value-type="float">
            <text:p>0</text:p>
          </table:table-cell>
          <table:table-cell table:formula="of:=100*([.I3]-[.I$2])/[.I$2]" office:value-type="float" office:value="0.31757233592096" calcext:value-type="float">
            <text:p>0,31757233592096</text:p>
          </table:table-cell>
          <table:table-cell table:formula="of:=100*([.J3]-[.J$2])/[.J$2]" office:value-type="float" office:value="3.91173520561685" calcext:value-type="float">
            <text:p>3,91173520561685</text:p>
          </table:table-cell>
          <table:table-cell table:formula="of:=100*([.K3]-[.K$2])/[.K$2]" office:value-type="float" office:value="3.8367631670736" calcext:value-type="float">
            <text:p>3,8367631670736</text:p>
          </table:table-cell>
          <table:table-cell table:formula="of:=100*([.L3]-[.L$2])/[.L$2]" office:value-type="float" office:value="3.89778007227672" calcext:value-type="float">
            <text:p>3,89778007227672</text:p>
          </table:table-cell>
          <table:table-cell table:formula="of:=100*([.M3]-[.M$2])/[.M$2]" office:value-type="float" office:value="4.13066954643629" calcext:value-type="float">
            <text:p>4,13066954643629</text:p>
          </table:table-cell>
          <table:table-cell/>
          <table:table-cell table:formula="of:=AVERAGE([.B15:.M15])" office:value-type="float" office:value="1.47124264090929" calcext:value-type="float">
            <text:p>1,47124264090929</text:p>
          </table:table-cell>
          <table:table-cell table:style-name="ce7"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100*([.B4]-[.B$2])/[.B$2]" office:value-type="float" office:value="0" calcext:value-type="float">
            <text:p>0</text:p>
          </table:table-cell>
          <table:table-cell table:formula="of:=100*([.C4]-[.C$2])/[.C$2]" office:value-type="float" office:value="0" calcext:value-type="float">
            <text:p>0</text:p>
          </table:table-cell>
          <table:table-cell table:formula="of:=100*([.D4]-[.D$2])/[.D$2]" office:value-type="float" office:value="0" calcext:value-type="float">
            <text:p>0</text:p>
          </table:table-cell>
          <table:table-cell table:formula="of:=100*([.E4]-[.E$2])/[.E$2]" office:value-type="float" office:value="0" calcext:value-type="float">
            <text:p>0</text:p>
          </table:table-cell>
          <table:table-cell table:formula="of:=100*([.F4]-[.F$2])/[.F$2]" office:value-type="float" office:value="0" calcext:value-type="float">
            <text:p>0</text:p>
          </table:table-cell>
          <table:table-cell table:formula="of:=100*([.G4]-[.G$2])/[.G$2]" office:value-type="float" office:value="0" calcext:value-type="float">
            <text:p>0</text:p>
          </table:table-cell>
          <table:table-cell table:formula="of:=100*([.H4]-[.H$2])/[.H$2]" office:value-type="float" office:value="0" calcext:value-type="float">
            <text:p>0</text:p>
          </table:table-cell>
          <table:table-cell table:formula="of:=100*([.I4]-[.I$2])/[.I$2]" office:value-type="float" office:value="0.141143260409315" calcext:value-type="float">
            <text:p>0,141143260409315</text:p>
          </table:table-cell>
          <table:table-cell table:formula="of:=100*([.J4]-[.J$2])/[.J$2]" office:value-type="float" office:value="1.83884988298228" calcext:value-type="float">
            <text:p>1,83884988298228</text:p>
          </table:table-cell>
          <table:table-cell table:formula="of:=100*([.K4]-[.K$2])/[.K$2]" office:value-type="float" office:value="2.1625392396233" calcext:value-type="float">
            <text:p>2,1625392396233</text:p>
          </table:table-cell>
          <table:table-cell table:formula="of:=100*([.L4]-[.L$2])/[.L$2]" office:value-type="float" office:value="1.78110480123903" calcext:value-type="float">
            <text:p>1,78110480123903</text:p>
          </table:table-cell>
          <table:table-cell table:formula="of:=100*([.M4]-[.M$2])/[.M$2]" office:value-type="float" office:value="3.05075593952484" calcext:value-type="float">
            <text:p>3,05075593952484</text:p>
          </table:table-cell>
          <table:table-cell/>
          <table:table-cell table:formula="of:=AVERAGE([.B16:.M16])" office:value-type="float" office:value="0.74786609364823" calcext:value-type="float">
            <text:p>0,74786609364823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100*([.B5]-[.B$2])/[.B$2]" office:value-type="float" office:value="0" calcext:value-type="float">
            <text:p>0</text:p>
          </table:table-cell>
          <table:table-cell table:formula="of:=100*([.C5]-[.C$2])/[.C$2]" office:value-type="float" office:value="0" calcext:value-type="float">
            <text:p>0</text:p>
          </table:table-cell>
          <table:table-cell table:formula="of:=100*([.D5]-[.D$2])/[.D$2]" office:value-type="float" office:value="0.0632111251580278" calcext:value-type="float">
            <text:p>0,063211125158028</text:p>
          </table:table-cell>
          <table:table-cell table:formula="of:=100*([.E5]-[.E$2])/[.E$2]" office:value-type="float" office:value="0.843881856540084" calcext:value-type="float">
            <text:p>0,843881856540084</text:p>
          </table:table-cell>
          <table:table-cell table:formula="of:=100*([.F5]-[.F$2])/[.F$2]" office:value-type="float" office:value="0.565955594253374" calcext:value-type="float">
            <text:p>0,565955594253374</text:p>
          </table:table-cell>
          <table:table-cell table:formula="of:=100*([.G5]-[.G$2])/[.G$2]" office:value-type="float" office:value="0.666984278227727" calcext:value-type="float">
            <text:p>0,666984278227727</text:p>
          </table:table-cell>
          <table:table-cell table:formula="of:=100*([.H5]-[.H$2])/[.H$2]" office:value-type="float" office:value="0.183553597650514" calcext:value-type="float">
            <text:p>0,183553597650514</text:p>
          </table:table-cell>
          <table:table-cell table:formula="of:=100*([.I5]-[.I$2])/[.I$2]" office:value-type="float" office:value="0.141143260409315" calcext:value-type="float">
            <text:p>0,141143260409315</text:p>
          </table:table-cell>
          <table:table-cell table:formula="of:=100*([.J5]-[.J$2])/[.J$2]" office:value-type="float" office:value="1.43764627214978" calcext:value-type="float">
            <text:p>1,43764627214978</text:p>
          </table:table-cell>
          <table:table-cell table:formula="of:=100*([.K5]-[.K$2])/[.K$2]" office:value-type="float" office:value="1.95326124869201" calcext:value-type="float">
            <text:p>1,95326124869201</text:p>
          </table:table-cell>
          <table:table-cell table:formula="of:=100*([.L5]-[.L$2])/[.L$2]" office:value-type="float" office:value="2.3489932885906" calcext:value-type="float">
            <text:p>2,3489932885906</text:p>
          </table:table-cell>
          <table:table-cell table:formula="of:=100*([.M5]-[.M$2])/[.M$2]" office:value-type="float" office:value="1.3768898488121" calcext:value-type="float">
            <text:p>1,3768898488121</text:p>
          </table:table-cell>
          <table:table-cell/>
          <table:table-cell table:formula="of:=AVERAGE([.B17:.M17])" office:value-type="float" office:value="0.798460030873628" calcext:value-type="float">
            <text:p>0,798460030873628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100*([.B6]-[.B$2])/[.B$2]" office:value-type="float" office:value="0" calcext:value-type="float">
            <text:p>0</text:p>
          </table:table-cell>
          <table:table-cell table:formula="of:=100*([.C6]-[.C$2])/[.C$2]" office:value-type="float" office:value="0" calcext:value-type="float">
            <text:p>0</text:p>
          </table:table-cell>
          <table:table-cell table:formula="of:=100*([.D6]-[.D$2])/[.D$2]" office:value-type="float" office:value="0" calcext:value-type="float">
            <text:p>0</text:p>
          </table:table-cell>
          <table:table-cell table:formula="of:=100*([.E6]-[.E$2])/[.E$2]" office:value-type="float" office:value="0" calcext:value-type="float">
            <text:p>0</text:p>
          </table:table-cell>
          <table:table-cell table:formula="of:=100*([.F6]-[.F$2])/[.F$2]" office:value-type="float" office:value="0.130605137135394" calcext:value-type="float">
            <text:p>0,130605137135394</text:p>
          </table:table-cell>
          <table:table-cell table:formula="of:=100*([.G6]-[.G$2])/[.G$2]" office:value-type="float" office:value="0.0952834683182468" calcext:value-type="float">
            <text:p>0,095283468318247</text:p>
          </table:table-cell>
          <table:table-cell table:formula="of:=100*([.H6]-[.H$2])/[.H$2]" office:value-type="float" office:value="0" calcext:value-type="float">
            <text:p>0</text:p>
          </table:table-cell>
          <table:table-cell table:formula="of:=100*([.I6]-[.I$2])/[.I$2]" office:value-type="float" office:value="0.141143260409315" calcext:value-type="float">
            <text:p>0,141143260409315</text:p>
          </table:table-cell>
          <table:table-cell table:formula="of:=100*([.J6]-[.J$2])/[.J$2]" office:value-type="float" office:value="2.40722166499499" calcext:value-type="float">
            <text:p>2,40722166499499</text:p>
          </table:table-cell>
          <table:table-cell table:formula="of:=100*([.K6]-[.K$2])/[.K$2]" office:value-type="float" office:value="3.59260551098709" calcext:value-type="float">
            <text:p>3,59260551098709</text:p>
          </table:table-cell>
          <table:table-cell table:formula="of:=100*([.L6]-[.L$2])/[.L$2]" office:value-type="float" office:value="3.84615384615385" calcext:value-type="float">
            <text:p>3,84615384615385</text:p>
          </table:table-cell>
          <table:table-cell table:formula="of:=100*([.M6]-[.M$2])/[.M$2]" office:value-type="float" office:value="3.83369330453564" calcext:value-type="float">
            <text:p>3,83369330453564</text:p>
          </table:table-cell>
          <table:table-cell/>
          <table:table-cell table:formula="of:=AVERAGE([.B18:.M18])" office:value-type="float" office:value="1.17055884937788" calcext:value-type="float">
            <text:p>1,17055884937788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100*([.B7]-[.B$2])/[.B$2]" office:value-type="float" office:value="0" calcext:value-type="float">
            <text:p>0</text:p>
          </table:table-cell>
          <table:table-cell table:formula="of:=100*([.C7]-[.C$2])/[.C$2]" office:value-type="float" office:value="0" calcext:value-type="float">
            <text:p>0</text:p>
          </table:table-cell>
          <table:table-cell table:formula="of:=100*([.D7]-[.D$2])/[.D$2]" office:value-type="float" office:value="0.252844500632111" calcext:value-type="float">
            <text:p>0,252844500632111</text:p>
          </table:table-cell>
          <table:table-cell table:formula="of:=100*([.E7]-[.E$2])/[.E$2]" office:value-type="float" office:value="0" calcext:value-type="float">
            <text:p>0</text:p>
          </table:table-cell>
          <table:table-cell table:formula="of:=100*([.F7]-[.F$2])/[.F$2]" office:value-type="float" office:value="0.130605137135394" calcext:value-type="float">
            <text:p>0,130605137135394</text:p>
          </table:table-cell>
          <table:table-cell table:formula="of:=100*([.G7]-[.G$2])/[.G$2]" office:value-type="float" office:value="0.0476417341591234" calcext:value-type="float">
            <text:p>0,047641734159123</text:p>
          </table:table-cell>
          <table:table-cell table:formula="of:=100*([.H7]-[.H$2])/[.H$2]" office:value-type="float" office:value="0" calcext:value-type="float">
            <text:p>0</text:p>
          </table:table-cell>
          <table:table-cell table:formula="of:=100*([.I7]-[.I$2])/[.I$2]" office:value-type="float" office:value="0.141143260409315" calcext:value-type="float">
            <text:p>0,141143260409315</text:p>
          </table:table-cell>
          <table:table-cell table:formula="of:=100*([.J7]-[.J$2])/[.J$2]" office:value-type="float" office:value="2.77499164159144" calcext:value-type="float">
            <text:p>2,77499164159144</text:p>
          </table:table-cell>
          <table:table-cell table:formula="of:=100*([.K7]-[.K$2])/[.K$2]" office:value-type="float" office:value="2.8950122078828" calcext:value-type="float">
            <text:p>2,8950122078828</text:p>
          </table:table-cell>
          <table:table-cell table:formula="of:=100*([.L7]-[.L$2])/[.L$2]" office:value-type="float" office:value="1.91017036654621" calcext:value-type="float">
            <text:p>1,91017036654621</text:p>
          </table:table-cell>
          <table:table-cell table:formula="of:=100*([.M7]-[.M$2])/[.M$2]" office:value-type="float" office:value="3.48272138228942" calcext:value-type="float">
            <text:p>3,48272138228942</text:p>
          </table:table-cell>
          <table:table-cell/>
          <table:table-cell table:formula="of:=AVERAGE([.B19:.M19])" office:value-type="float" office:value="0.969594185887151" calcext:value-type="float">
            <text:p>0,969594185887151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100*([.B8]-[.B$2])/[.B$2]" office:value-type="float" office:value="0" calcext:value-type="float">
            <text:p>0</text:p>
          </table:table-cell>
          <table:table-cell table:formula="of:=100*([.C8]-[.C$2])/[.C$2]" office:value-type="float" office:value="0" calcext:value-type="float">
            <text:p>0</text:p>
          </table:table-cell>
          <table:table-cell table:formula="of:=100*([.D8]-[.D$2])/[.D$2]" office:value-type="float" office:value="0" calcext:value-type="float">
            <text:p>0</text:p>
          </table:table-cell>
          <table:table-cell table:formula="of:=100*([.E8]-[.E$2])/[.E$2]" office:value-type="float" office:value="0" calcext:value-type="float">
            <text:p>0</text:p>
          </table:table-cell>
          <table:table-cell table:formula="of:=100*([.F8]-[.F$2])/[.F$2]" office:value-type="float" office:value="0" calcext:value-type="float">
            <text:p>0</text:p>
          </table:table-cell>
          <table:table-cell table:formula="of:=100*([.G8]-[.G$2])/[.G$2]" office:value-type="float" office:value="0" calcext:value-type="float">
            <text:p>0</text:p>
          </table:table-cell>
          <table:table-cell table:formula="of:=100*([.H8]-[.H$2])/[.H$2]" office:value-type="float" office:value="0" calcext:value-type="float">
            <text:p>0</text:p>
          </table:table-cell>
          <table:table-cell table:formula="of:=100*([.I8]-[.I$2])/[.I$2]" office:value-type="float" office:value="0" calcext:value-type="float">
            <text:p>0</text:p>
          </table:table-cell>
          <table:table-cell table:formula="of:=100*([.J8]-[.J$2])/[.J$2]" office:value-type="float" office:value="1.60481444332999" calcext:value-type="float">
            <text:p>1,60481444332999</text:p>
          </table:table-cell>
          <table:table-cell table:formula="of:=100*([.K8]-[.K$2])/[.K$2]" office:value-type="float" office:value="1.53470526682944" calcext:value-type="float">
            <text:p>1,53470526682944</text:p>
          </table:table-cell>
          <table:table-cell table:formula="of:=100*([.L8]-[.L$2])/[.L$2]" office:value-type="float" office:value="0.490449148167269" calcext:value-type="float">
            <text:p>0,490449148167269</text:p>
          </table:table-cell>
          <table:table-cell table:formula="of:=100*([.M8]-[.M$2])/[.M$2]" office:value-type="float" office:value="0.404967602591793" calcext:value-type="float">
            <text:p>0,404967602591793</text:p>
          </table:table-cell>
          <table:table-cell/>
          <table:table-cell table:formula="of:=AVERAGE([.B20:.M20])" office:value-type="float" office:value="0.336244705076541" calcext:value-type="float">
            <text:p>0,336244705076541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100*([.B9]-[.B$2])/[.B$2]" office:value-type="float" office:value="0" calcext:value-type="float">
            <text:p>0</text:p>
          </table:table-cell>
          <table:table-cell table:formula="of:=100*([.C9]-[.C$2])/[.C$2]" office:value-type="float" office:value="0" calcext:value-type="float">
            <text:p>0</text:p>
          </table:table-cell>
          <table:table-cell table:formula="of:=100*([.D9]-[.D$2])/[.D$2]" office:value-type="float" office:value="1.76991150442478" calcext:value-type="float">
            <text:p>1,76991150442478</text:p>
          </table:table-cell>
          <table:table-cell table:formula="of:=100*([.E9]-[.E$2])/[.E$2]" office:value-type="float" office:value="1.98915009041591" calcext:value-type="float">
            <text:p>1,98915009041591</text:p>
          </table:table-cell>
          <table:table-cell table:formula="of:=100*([.F9]-[.F$2])/[.F$2]" office:value-type="float" office:value="1.52372659991293" calcext:value-type="float">
            <text:p>1,52372659991293</text:p>
          </table:table-cell>
          <table:table-cell table:formula="of:=100*([.G9]-[.G$2])/[.G$2]" office:value-type="float" office:value="1.4292520247737" calcext:value-type="float">
            <text:p>1,4292520247737</text:p>
          </table:table-cell>
          <table:table-cell table:formula="of:=100*([.H9]-[.H$2])/[.H$2]" office:value-type="float" office:value="0.183553597650514" calcext:value-type="float">
            <text:p>0,183553597650514</text:p>
          </table:table-cell>
          <table:table-cell table:formula="of:=100*([.I9]-[.I$2])/[.I$2]" office:value-type="float" office:value="0" calcext:value-type="float">
            <text:p>0</text:p>
          </table:table-cell>
          <table:table-cell table:formula="of:=100*([.J9]-[.J$2])/[.J$2]" office:value-type="float" office:value="4.6807087930458" calcext:value-type="float">
            <text:p>4,6807087930458</text:p>
          </table:table-cell>
          <table:table-cell table:formula="of:=100*([.K9]-[.K$2])/[.K$2]" office:value-type="float" office:value="4.49947680502267" calcext:value-type="float">
            <text:p>4,49947680502267</text:p>
          </table:table-cell>
          <table:table-cell table:formula="of:=100*([.L9]-[.L$2])/[.L$2]" office:value-type="float" office:value="3.45895715023232" calcext:value-type="float">
            <text:p>3,45895715023232</text:p>
          </table:table-cell>
          <table:table-cell table:formula="of:=100*([.M9]-[.M$2])/[.M$2]" office:value-type="float" office:value="3.72570194384449" calcext:value-type="float">
            <text:p>3,72570194384449</text:p>
          </table:table-cell>
          <table:table-cell/>
          <table:table-cell table:formula="of:=AVERAGE([.B21:.M21])" office:value-type="float" office:value="1.93836987577693" calcext:value-type="float">
            <text:p>1,93836987577693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100*([.B10]-[.B$2])/[.B$2]" office:value-type="float" office:value="0.625978090766823" calcext:value-type="float">
            <text:p>0,625978090766823</text:p>
          </table:table-cell>
          <table:table-cell table:formula="of:=100*([.C10]-[.C$2])/[.C$2]" office:value-type="float" office:value="0" calcext:value-type="float">
            <text:p>0</text:p>
          </table:table-cell>
          <table:table-cell table:formula="of:=100*([.D10]-[.D$2])/[.D$2]" office:value-type="float" office:value="1.39064475347661" calcext:value-type="float">
            <text:p>1,39064475347661</text:p>
          </table:table-cell>
          <table:table-cell table:formula="of:=100*([.E10]-[.E$2])/[.E$2]" office:value-type="float" office:value="2.41109101868596" calcext:value-type="float">
            <text:p>2,41109101868596</text:p>
          </table:table-cell>
          <table:table-cell table:formula="of:=100*([.F10]-[.F$2])/[.F$2]" office:value-type="float" office:value="2.00261210274271" calcext:value-type="float">
            <text:p>2,00261210274271</text:p>
          </table:table-cell>
          <table:table-cell table:formula="of:=100*([.G10]-[.G$2])/[.G$2]" office:value-type="float" office:value="0.952834683182468" calcext:value-type="float">
            <text:p>0,952834683182468</text:p>
          </table:table-cell>
          <table:table-cell table:formula="of:=100*([.H10]-[.H$2])/[.H$2]" office:value-type="float" office:value="0.183553597650514" calcext:value-type="float">
            <text:p>0,183553597650514</text:p>
          </table:table-cell>
          <table:table-cell table:formula="of:=100*([.I10]-[.I$2])/[.I$2]" office:value-type="float" office:value="0.141143260409315" calcext:value-type="float">
            <text:p>0,141143260409315</text:p>
          </table:table-cell>
          <table:table-cell table:formula="of:=100*([.J10]-[.J$2])/[.J$2]" office:value-type="float" office:value="4.21263791374122" calcext:value-type="float">
            <text:p>4,21263791374122</text:p>
          </table:table-cell>
          <table:table-cell table:formula="of:=100*([.K10]-[.K$2])/[.K$2]" office:value-type="float" office:value="4.53435647017789" calcext:value-type="float">
            <text:p>4,53435647017789</text:p>
          </table:table-cell>
          <table:table-cell table:formula="of:=100*([.L10]-[.L$2])/[.L$2]" office:value-type="float" office:value="2.83944243675787" calcext:value-type="float">
            <text:p>2,83944243675787</text:p>
          </table:table-cell>
          <table:table-cell table:formula="of:=100*([.M10]-[.M$2])/[.M$2]" office:value-type="float" office:value="4.77861771058315" calcext:value-type="float">
            <text:p>4,77861771058315</text:p>
          </table:table-cell>
          <table:table-cell/>
          <table:table-cell table:formula="of:=AVERAGE([.B22:.M22])" office:value-type="float" office:value="2.00607600318121" calcext:value-type="float">
            <text:p>2,0060760031812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100*([.B11]-[.B$2])/[.B$2]" office:value-type="float" office:value="0.625978090766823" calcext:value-type="float">
            <text:p>0,625978090766823</text:p>
          </table:table-cell>
          <table:table-cell table:formula="of:=100*([.C11]-[.C$2])/[.C$2]" office:value-type="float" office:value="0.441501103752759" calcext:value-type="float">
            <text:p>0,441501103752759</text:p>
          </table:table-cell>
          <table:table-cell table:formula="of:=100*([.D11]-[.D$2])/[.D$2]" office:value-type="float" office:value="2.14917825537295" calcext:value-type="float">
            <text:p>2,14917825537295</text:p>
          </table:table-cell>
          <table:table-cell table:formula="of:=100*([.E11]-[.E$2])/[.E$2]" office:value-type="float" office:value="3.79746835443038" calcext:value-type="float">
            <text:p>3,79746835443038</text:p>
          </table:table-cell>
          <table:table-cell table:formula="of:=100*([.F11]-[.F$2])/[.F$2]" office:value-type="float" office:value="1.56726164562473" calcext:value-type="float">
            <text:p>1,56726164562473</text:p>
          </table:table-cell>
          <table:table-cell table:formula="of:=100*([.G11]-[.G$2])/[.G$2]" office:value-type="float" office:value="2.38208670795617" calcext:value-type="float">
            <text:p>2,38208670795617</text:p>
          </table:table-cell>
          <table:table-cell table:formula="of:=100*([.H11]-[.H$2])/[.H$2]" office:value-type="float" office:value="0.183553597650514" calcext:value-type="float">
            <text:p>0,183553597650514</text:p>
          </table:table-cell>
          <table:table-cell table:formula="of:=100*([.I11]-[.I$2])/[.I$2]" office:value-type="float" office:value="0.141143260409315" calcext:value-type="float">
            <text:p>0,141143260409315</text:p>
          </table:table-cell>
          <table:table-cell table:formula="of:=100*([.J11]-[.J$2])/[.J$2]" office:value-type="float" office:value="3.51053159478435" calcext:value-type="float">
            <text:p>3,51053159478435</text:p>
          </table:table-cell>
          <table:table-cell table:formula="of:=100*([.K11]-[.K$2])/[.K$2]" office:value-type="float" office:value="2.4066968957098" calcext:value-type="float">
            <text:p>2,4066968957098</text:p>
          </table:table-cell>
          <table:table-cell table:formula="of:=100*([.L11]-[.L$2])/[.L$2]" office:value-type="float" office:value="3.32989158492514" calcext:value-type="float">
            <text:p>3,32989158492514</text:p>
          </table:table-cell>
          <table:table-cell table:formula="of:=100*([.M11]-[.M$2])/[.M$2]" office:value-type="float" office:value="3.29373650107991" calcext:value-type="float">
            <text:p>3,29373650107991</text:p>
          </table:table-cell>
          <table:table-cell/>
          <table:table-cell table:formula="of:=AVERAGE([.B23:.M23])" office:value-type="float" office:value="1.9857522993719" calcext:value-type="float">
            <text:p>1,9857522993719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100*([.B12]-[.B$2])/[.B$2]" office:value-type="float" office:value="0" calcext:value-type="float">
            <text:p>0</text:p>
          </table:table-cell>
          <table:table-cell table:formula="of:=100*([.C12]-[.C$2])/[.C$2]" office:value-type="float" office:value="0" calcext:value-type="float">
            <text:p>0</text:p>
          </table:table-cell>
          <table:table-cell table:formula="of:=100*([.D12]-[.D$2])/[.D$2]" office:value-type="float" office:value="0" calcext:value-type="float">
            <text:p>0</text:p>
          </table:table-cell>
          <table:table-cell table:formula="of:=100*([.E12]-[.E$2])/[.E$2]" office:value-type="float" office:value="0" calcext:value-type="float">
            <text:p>0</text:p>
          </table:table-cell>
          <table:table-cell table:formula="of:=100*([.F12]-[.F$2])/[.F$2]" office:value-type="float" office:value="0" calcext:value-type="float">
            <text:p>0</text:p>
          </table:table-cell>
          <table:table-cell table:formula="of:=100*([.G12]-[.G$2])/[.G$2]" office:value-type="float" office:value="0" calcext:value-type="float">
            <text:p>0</text:p>
          </table:table-cell>
          <table:table-cell table:formula="of:=100*([.H12]-[.H$2])/[.H$2]" office:value-type="float" office:value="0" calcext:value-type="float">
            <text:p>0</text:p>
          </table:table-cell>
          <table:table-cell table:formula="of:=100*([.I12]-[.I$2])/[.I$2]" office:value-type="float" office:value="0" calcext:value-type="float">
            <text:p>0</text:p>
          </table:table-cell>
          <table:table-cell table:formula="of:=100*([.J12]-[.J$2])/[.J$2]" office:value-type="float" office:value="1.63824807756603" calcext:value-type="float">
            <text:p>1,63824807756603</text:p>
          </table:table-cell>
          <table:table-cell table:formula="of:=100*([.K12]-[.K$2])/[.K$2]" office:value-type="float" office:value="2.23229856993373" calcext:value-type="float">
            <text:p>2,23229856993373</text:p>
          </table:table-cell>
          <table:table-cell table:formula="of:=100*([.L12]-[.L$2])/[.L$2]" office:value-type="float" office:value="1.72947857511616" calcext:value-type="float">
            <text:p>1,72947857511616</text:p>
          </table:table-cell>
          <table:table-cell table:formula="of:=100*([.M12]-[.M$2])/[.M$2]" office:value-type="float" office:value="3.15874730021598" calcext:value-type="float">
            <text:p>3,15874730021598</text:p>
          </table:table-cell>
          <table:table-cell/>
          <table:table-cell table:formula="of:=AVERAGE([.B24:.M24])" office:value-type="float" office:value="0.729897710235992" calcext:value-type="float">
            <text:p>0,729897710235992</text:p>
          </table:table-cell>
          <table:table-cell/>
        </table:table-row>
        <table:table-row table:style-name="ro2"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Ecarts à l’optimal normalisés</text:p>
          </table:table-cell>
          <table:table-cell table:number-columns-repeated="13"/>
          <table:table-cell office:value-type="string" calcext:value-type="string">
            <text:p>Moyenne</text:p>
          </table:table-cell>
          <table:table-cell/>
        </table:table-row>
        <table:table-row table:style-name="ro2">
          <table:table-cell office:value-type="string" calcext:value-type="string">
            <text:p>Ant Colony Optimization</text:p>
          </table:table-cell>
          <table:table-cell table:formula="of:=[.B3]/MAX([.B$3:.B$12])" office:value-type="float" office:value="0.993779160186625" calcext:value-type="float">
            <text:p>0,993779160186625</text:p>
          </table:table-cell>
          <table:table-cell table:formula="of:=[.C3]/MAX([.C$3:.C$12])" office:value-type="float" office:value="0.995604395604396" calcext:value-type="float">
            <text:p>0,995604395604396</text:p>
          </table:table-cell>
          <table:table-cell table:formula="of:=[.D3]/MAX([.D$3:.D$12])" office:value-type="float" office:value="0.981435643564356" calcext:value-type="float">
            <text:p>0,981435643564356</text:p>
          </table:table-cell>
          <table:table-cell table:formula="of:=[.E3]/MAX([.E$3:.E$12])" office:value-type="float" office:value="0.969221835075494" calcext:value-type="float">
            <text:p>0,969221835075494</text:p>
          </table:table-cell>
          <table:table-cell table:formula="of:=[.F3]/MAX([.F$3:.F$12])" office:value-type="float" office:value="0.986342296201451" calcext:value-type="float">
            <text:p>0,986342296201451</text:p>
          </table:table-cell>
          <table:table-cell table:formula="of:=[.G3]/MAX([.G$3:.G$12])" office:value-type="float" office:value="0.977664029781294" calcext:value-type="float">
            <text:p>0,977664029781294</text:p>
          </table:table-cell>
          <table:table-cell table:formula="of:=[.H3]/MAX([.H$3:.H$12])" office:value-type="float" office:value="0.998167827042873" calcext:value-type="float">
            <text:p>0,998167827042873</text:p>
          </table:table-cell>
          <table:table-cell table:formula="of:=[.I3]/MAX([.I$3:.I$12])" office:value-type="float" office:value="1" calcext:value-type="float">
            <text:p>1</text:p>
          </table:table-cell>
          <table:table-cell table:formula="of:=[.J3]/MAX([.J$3:.J$12])" office:value-type="float" office:value="0.992654104120089" calcext:value-type="float">
            <text:p>0,992654104120089</text:p>
          </table:table-cell>
          <table:table-cell table:formula="of:=[.K3]/MAX([.K$3:.K$12])" office:value-type="float" office:value="0.993326659993327" calcext:value-type="float">
            <text:p>0,993326659993327</text:p>
          </table:table-cell>
          <table:table-cell table:formula="of:=[.L3]/MAX([.L$3:.L$12])" office:value-type="float" office:value="1" calcext:value-type="float">
            <text:p>1</text:p>
          </table:table-cell>
          <table:table-cell table:formula="of:=[.M3]/MAX([.M$3:.M$12])" office:value-type="float" office:value="0.993816026797217" calcext:value-type="float">
            <text:p>0,993816026797217</text:p>
          </table:table-cell>
          <table:table-cell/>
          <table:table-cell table:formula="of:=[.O15]/MAX([.O$15:.O$24])" office:value-type="float" office:value="0.733393270532227" calcext:value-type="float">
            <text:p>0,733393270532227</text:p>
          </table:table-cell>
          <table:table-cell/>
        </table:table-row>
        <table:table-row table:style-name="ro2">
          <table:table-cell office:value-type="string" calcext:value-type="string">
            <text:p>Bees algorithm</text:p>
          </table:table-cell>
          <table:table-cell table:formula="of:=[.B4]/MAX([.B$3:.B$12])" office:value-type="float" office:value="0.993779160186625" calcext:value-type="float">
            <text:p>0,993779160186625</text:p>
          </table:table-cell>
          <table:table-cell table:formula="of:=[.C4]/MAX([.C$3:.C$12])" office:value-type="float" office:value="0.995604395604396" calcext:value-type="float">
            <text:p>0,995604395604396</text:p>
          </table:table-cell>
          <table:table-cell table:formula="of:=[.D4]/MAX([.D$3:.D$12])" office:value-type="float" office:value="0.978960396039604" calcext:value-type="float">
            <text:p>0,978960396039604</text:p>
          </table:table-cell>
          <table:table-cell table:formula="of:=[.E4]/MAX([.E$3:.E$12])" office:value-type="float" office:value="0.963414634146341" calcext:value-type="float">
            <text:p>0,963414634146341</text:p>
          </table:table-cell>
          <table:table-cell table:formula="of:=[.F4]/MAX([.F$3:.F$12])" office:value-type="float" office:value="0.980367050789586" calcext:value-type="float">
            <text:p>0,980367050789586</text:p>
          </table:table-cell>
          <table:table-cell table:formula="of:=[.G4]/MAX([.G$3:.G$12])" office:value-type="float" office:value="0.976733364355514" calcext:value-type="float">
            <text:p>0,976733364355514</text:p>
          </table:table-cell>
          <table:table-cell table:formula="of:=[.H4]/MAX([.H$3:.H$12])" office:value-type="float" office:value="0.998167827042873" calcext:value-type="float">
            <text:p>0,998167827042873</text:p>
          </table:table-cell>
          <table:table-cell table:formula="of:=[.I4]/MAX([.I$3:.I$12])" office:value-type="float" office:value="0.998241294407316" calcext:value-type="float">
            <text:p>0,998241294407316</text:p>
          </table:table-cell>
          <table:table-cell table:formula="of:=[.J4]/MAX([.J$3:.J$12])" office:value-type="float" office:value="0.97285212392207" calcext:value-type="float">
            <text:p>0,97285212392207</text:p>
          </table:table-cell>
          <table:table-cell table:formula="of:=[.K4]/MAX([.K$3:.K$12])" office:value-type="float" office:value="0.977310643977311" calcext:value-type="float">
            <text:p>0,977310643977311</text:p>
          </table:table-cell>
          <table:table-cell table:formula="of:=[.L4]/MAX([.L$3:.L$12])" office:value-type="float" office:value="0.979627329192546" calcext:value-type="float">
            <text:p>0,979627329192546</text:p>
          </table:table-cell>
          <table:table-cell table:formula="of:=[.M4]/MAX([.M$3:.M$12])" office:value-type="float" office:value="0.983509404792579" calcext:value-type="float">
            <text:p>0,983509404792579</text:p>
          </table:table-cell>
          <table:table-cell/>
          <table:table-cell table:formula="of:=[.O16]/MAX([.O$15:.O$24])" office:value-type="float" office:value="0.372800478377825" calcext:value-type="float">
            <text:p>0,372800478377825</text:p>
          </table:table-cell>
          <table:table-cell/>
        </table:table-row>
        <table:table-row table:style-name="ro2">
          <table:table-cell office:value-type="string" calcext:value-type="string">
            <text:p>Genetic</text:p>
          </table:table-cell>
          <table:table-cell table:formula="of:=[.B5]/MAX([.B$3:.B$12])" office:value-type="float" office:value="0.993779160186625" calcext:value-type="float">
            <text:p>0,993779160186625</text:p>
          </table:table-cell>
          <table:table-cell table:formula="of:=[.C5]/MAX([.C$3:.C$12])" office:value-type="float" office:value="0.995604395604396" calcext:value-type="float">
            <text:p>0,995604395604396</text:p>
          </table:table-cell>
          <table:table-cell table:formula="of:=[.D5]/MAX([.D$3:.D$12])" office:value-type="float" office:value="0.979579207920792" calcext:value-type="float">
            <text:p>0,979579207920792</text:p>
          </table:table-cell>
          <table:table-cell table:formula="of:=[.E5]/MAX([.E$3:.E$12])" office:value-type="float" office:value="0.971544715447154" calcext:value-type="float">
            <text:p>0,971544715447154</text:p>
          </table:table-cell>
          <table:table-cell table:formula="of:=[.F5]/MAX([.F$3:.F$12])" office:value-type="float" office:value="0.985915492957746" calcext:value-type="float">
            <text:p>0,985915492957746</text:p>
          </table:table-cell>
          <table:table-cell table:formula="of:=[.G5]/MAX([.G$3:.G$12])" office:value-type="float" office:value="0.98324802233597" calcext:value-type="float">
            <text:p>0,98324802233597</text:p>
          </table:table-cell>
          <table:table-cell table:formula="of:=[.H5]/MAX([.H$3:.H$12])" office:value-type="float" office:value="1" calcext:value-type="float">
            <text:p>1</text:p>
          </table:table-cell>
          <table:table-cell table:formula="of:=[.I5]/MAX([.I$3:.I$12])" office:value-type="float" office:value="0.998241294407316" calcext:value-type="float">
            <text:p>0,998241294407316</text:p>
          </table:table-cell>
          <table:table-cell table:formula="of:=[.J5]/MAX([.J$3:.J$12])" office:value-type="float" office:value="0.969019482593421" calcext:value-type="float">
            <text:p>0,969019482593421</text:p>
          </table:table-cell>
          <table:table-cell table:formula="of:=[.K5]/MAX([.K$3:.K$12])" office:value-type="float" office:value="0.975308641975309" calcext:value-type="float">
            <text:p>0,975308641975309</text:p>
          </table:table-cell>
          <table:table-cell table:formula="of:=[.L5]/MAX([.L$3:.L$12])" office:value-type="float" office:value="0.985093167701863" calcext:value-type="float">
            <text:p>0,985093167701863</text:p>
          </table:table-cell>
          <table:table-cell table:formula="of:=[.M5]/MAX([.M$3:.M$12])" office:value-type="float" office:value="0.96753414068539" calcext:value-type="float">
            <text:p>0,96753414068539</text:p>
          </table:table-cell>
          <table:table-cell/>
          <table:table-cell table:formula="of:=[.O17]/MAX([.O$15:.O$24])" office:value-type="float" office:value="0.398020827529685" calcext:value-type="float">
            <text:p>0,398020827529685</text:p>
          </table:table-cell>
          <table:table-cell/>
        </table:table-row>
        <table:table-row table:style-name="ro2">
          <table:table-cell office:value-type="string" calcext:value-type="string">
            <text:p>GRASP</text:p>
          </table:table-cell>
          <table:table-cell table:formula="of:=[.B6]/MAX([.B$3:.B$12])" office:value-type="float" office:value="0.993779160186625" calcext:value-type="float">
            <text:p>0,993779160186625</text:p>
          </table:table-cell>
          <table:table-cell table:formula="of:=[.C6]/MAX([.C$3:.C$12])" office:value-type="float" office:value="0.995604395604396" calcext:value-type="float">
            <text:p>0,995604395604396</text:p>
          </table:table-cell>
          <table:table-cell table:formula="of:=[.D6]/MAX([.D$3:.D$12])" office:value-type="float" office:value="0.978960396039604" calcext:value-type="float">
            <text:p>0,978960396039604</text:p>
          </table:table-cell>
          <table:table-cell table:formula="of:=[.E6]/MAX([.E$3:.E$12])" office:value-type="float" office:value="0.963414634146341" calcext:value-type="float">
            <text:p>0,963414634146341</text:p>
          </table:table-cell>
          <table:table-cell table:formula="of:=[.F6]/MAX([.F$3:.F$12])" office:value-type="float" office:value="0.9816474605207" calcext:value-type="float">
            <text:p>0,9816474605207</text:p>
          </table:table-cell>
          <table:table-cell table:formula="of:=[.G6]/MAX([.G$3:.G$12])" office:value-type="float" office:value="0.977664029781294" calcext:value-type="float">
            <text:p>0,977664029781294</text:p>
          </table:table-cell>
          <table:table-cell table:formula="of:=[.H6]/MAX([.H$3:.H$12])" office:value-type="float" office:value="0.998167827042873" calcext:value-type="float">
            <text:p>0,998167827042873</text:p>
          </table:table-cell>
          <table:table-cell table:formula="of:=[.I6]/MAX([.I$3:.I$12])" office:value-type="float" office:value="0.998241294407316" calcext:value-type="float">
            <text:p>0,998241294407316</text:p>
          </table:table-cell>
          <table:table-cell table:formula="of:=[.J6]/MAX([.J$3:.J$12])" office:value-type="float" office:value="0.978281699137656" calcext:value-type="float">
            <text:p>0,978281699137656</text:p>
          </table:table-cell>
          <table:table-cell table:formula="of:=[.K6]/MAX([.K$3:.K$12])" office:value-type="float" office:value="0.990990990990991" calcext:value-type="float">
            <text:p>0,990990990990991</text:p>
          </table:table-cell>
          <table:table-cell table:formula="of:=[.L6]/MAX([.L$3:.L$12])" office:value-type="float" office:value="0.999503105590062" calcext:value-type="float">
            <text:p>0,999503105590062</text:p>
          </table:table-cell>
          <table:table-cell table:formula="of:=[.M6]/MAX([.M$3:.M$12])" office:value-type="float" office:value="0.990981705745942" calcext:value-type="float">
            <text:p>0,990981705745942</text:p>
          </table:table-cell>
          <table:table-cell/>
          <table:table-cell table:formula="of:=[.O18]/MAX([.O$15:.O$24])" office:value-type="float" office:value="0.583506730314115" calcext:value-type="float">
            <text:p>0,583506730314115</text:p>
          </table:table-cell>
          <table:table-cell/>
        </table:table-row>
        <table:table-row table:style-name="ro2">
          <table:table-cell office:value-type="string" calcext:value-type="string">
            <text:p>ILS</text:p>
          </table:table-cell>
          <table:table-cell table:formula="of:=[.B7]/MAX([.B$3:.B$12])" office:value-type="float" office:value="0.993779160186625" calcext:value-type="float">
            <text:p>0,993779160186625</text:p>
          </table:table-cell>
          <table:table-cell table:formula="of:=[.C7]/MAX([.C$3:.C$12])" office:value-type="float" office:value="0.995604395604396" calcext:value-type="float">
            <text:p>0,995604395604396</text:p>
          </table:table-cell>
          <table:table-cell table:formula="of:=[.D7]/MAX([.D$3:.D$12])" office:value-type="float" office:value="0.981435643564356" calcext:value-type="float">
            <text:p>0,981435643564356</text:p>
          </table:table-cell>
          <table:table-cell table:formula="of:=[.E7]/MAX([.E$3:.E$12])" office:value-type="float" office:value="0.963414634146341" calcext:value-type="float">
            <text:p>0,963414634146341</text:p>
          </table:table-cell>
          <table:table-cell table:formula="of:=[.F7]/MAX([.F$3:.F$12])" office:value-type="float" office:value="0.9816474605207" calcext:value-type="float">
            <text:p>0,9816474605207</text:p>
          </table:table-cell>
          <table:table-cell table:formula="of:=[.G7]/MAX([.G$3:.G$12])" office:value-type="float" office:value="0.977198697068404" calcext:value-type="float">
            <text:p>0,977198697068404</text:p>
          </table:table-cell>
          <table:table-cell table:formula="of:=[.H7]/MAX([.H$3:.H$12])" office:value-type="float" office:value="0.998167827042873" calcext:value-type="float">
            <text:p>0,998167827042873</text:p>
          </table:table-cell>
          <table:table-cell table:formula="of:=[.I7]/MAX([.I$3:.I$12])" office:value-type="float" office:value="0.998241294407316" calcext:value-type="float">
            <text:p>0,998241294407316</text:p>
          </table:table-cell>
          <table:table-cell table:formula="of:=[.J7]/MAX([.J$3:.J$12])" office:value-type="float" office:value="0.981794953688917" calcext:value-type="float">
            <text:p>0,981794953688917</text:p>
          </table:table-cell>
          <table:table-cell table:formula="of:=[.K7]/MAX([.K$3:.K$12])" office:value-type="float" office:value="0.984317650984318" calcext:value-type="float">
            <text:p>0,984317650984318</text:p>
          </table:table-cell>
          <table:table-cell table:formula="of:=[.L7]/MAX([.L$3:.L$12])" office:value-type="float" office:value="0.980869565217391" calcext:value-type="float">
            <text:p>0,980869565217391</text:p>
          </table:table-cell>
          <table:table-cell table:formula="of:=[.M7]/MAX([.M$3:.M$12])" office:value-type="float" office:value="0.987632053594434" calcext:value-type="float">
            <text:p>0,987632053594434</text:p>
          </table:table-cell>
          <table:table-cell/>
          <table:table-cell table:formula="of:=[.O19]/MAX([.O$15:.O$24])" office:value-type="float" office:value="0.483328739464298" calcext:value-type="float">
            <text:p>0,483328739464298</text:p>
          </table:table-cell>
          <table:table-cell/>
        </table:table-row>
        <table:table-row table:style-name="ro2">
          <table:table-cell office:value-type="string" calcext:value-type="string">
            <text:p>Memetic</text:p>
          </table:table-cell>
          <table:table-cell table:formula="of:=[.B8]/MAX([.B$3:.B$12])" office:value-type="float" office:value="0.993779160186625" calcext:value-type="float">
            <text:p>0,993779160186625</text:p>
          </table:table-cell>
          <table:table-cell table:formula="of:=[.C8]/MAX([.C$3:.C$12])" office:value-type="float" office:value="0.995604395604396" calcext:value-type="float">
            <text:p>0,995604395604396</text:p>
          </table:table-cell>
          <table:table-cell table:formula="of:=[.D8]/MAX([.D$3:.D$12])" office:value-type="float" office:value="0.978960396039604" calcext:value-type="float">
            <text:p>0,978960396039604</text:p>
          </table:table-cell>
          <table:table-cell table:formula="of:=[.E8]/MAX([.E$3:.E$12])" office:value-type="float" office:value="0.963414634146341" calcext:value-type="float">
            <text:p>0,963414634146341</text:p>
          </table:table-cell>
          <table:table-cell table:formula="of:=[.F8]/MAX([.F$3:.F$12])" office:value-type="float" office:value="0.980367050789586" calcext:value-type="float">
            <text:p>0,980367050789586</text:p>
          </table:table-cell>
          <table:table-cell table:formula="of:=[.G8]/MAX([.G$3:.G$12])" office:value-type="float" office:value="0.976733364355514" calcext:value-type="float">
            <text:p>0,976733364355514</text:p>
          </table:table-cell>
          <table:table-cell table:formula="of:=[.H8]/MAX([.H$3:.H$12])" office:value-type="float" office:value="0.998167827042873" calcext:value-type="float">
            <text:p>0,998167827042873</text:p>
          </table:table-cell>
          <table:table-cell table:formula="of:=[.I8]/MAX([.I$3:.I$12])" office:value-type="float" office:value="0.996834329933169" calcext:value-type="float">
            <text:p>0,996834329933169</text:p>
          </table:table-cell>
          <table:table-cell table:formula="of:=[.J8]/MAX([.J$3:.J$12])" office:value-type="float" office:value="0.970616416480358" calcext:value-type="float">
            <text:p>0,970616416480358</text:p>
          </table:table-cell>
          <table:table-cell table:formula="of:=[.K8]/MAX([.K$3:.K$12])" office:value-type="float" office:value="0.971304637971305" calcext:value-type="float">
            <text:p>0,971304637971305</text:p>
          </table:table-cell>
          <table:table-cell table:formula="of:=[.L8]/MAX([.L$3:.L$12])" office:value-type="float" office:value="0.967204968944099" calcext:value-type="float">
            <text:p>0,967204968944099</text:p>
          </table:table-cell>
          <table:table-cell table:formula="of:=[.M8]/MAX([.M$3:.M$12])" office:value-type="float" office:value="0.958258180881216" calcext:value-type="float">
            <text:p>0,958258180881216</text:p>
          </table:table-cell>
          <table:table-cell/>
          <table:table-cell table:formula="of:=[.O20]/MAX([.O$15:.O$24])" office:value-type="float" office:value="0.167613143541585" calcext:value-type="float">
            <text:p>0,167613143541585</text:p>
          </table:table-cell>
          <table:table-cell/>
        </table:table-row>
        <table:table-row table:style-name="ro2">
          <table:table-cell office:value-type="string" calcext:value-type="string">
            <text:p>Simulated Annealing</text:p>
          </table:table-cell>
          <table:table-cell table:formula="of:=[.B9]/MAX([.B$3:.B$12])" office:value-type="float" office:value="0.993779160186625" calcext:value-type="float">
            <text:p>0,993779160186625</text:p>
          </table:table-cell>
          <table:table-cell table:formula="of:=[.C9]/MAX([.C$3:.C$12])" office:value-type="float" office:value="0.995604395604396" calcext:value-type="float">
            <text:p>0,995604395604396</text:p>
          </table:table-cell>
          <table:table-cell table:formula="of:=[.D9]/MAX([.D$3:.D$12])" office:value-type="float" office:value="0.996287128712871" calcext:value-type="float">
            <text:p>0,996287128712871</text:p>
          </table:table-cell>
          <table:table-cell table:formula="of:=[.E9]/MAX([.E$3:.E$12])" office:value-type="float" office:value="0.982578397212544" calcext:value-type="float">
            <text:p>0,982578397212544</text:p>
          </table:table-cell>
          <table:table-cell table:formula="of:=[.F9]/MAX([.F$3:.F$12])" office:value-type="float" office:value="0.995305164319249" calcext:value-type="float">
            <text:p>0,995305164319249</text:p>
          </table:table-cell>
          <table:table-cell table:formula="of:=[.G9]/MAX([.G$3:.G$12])" office:value-type="float" office:value="0.990693345742206" calcext:value-type="float">
            <text:p>0,990693345742206</text:p>
          </table:table-cell>
          <table:table-cell table:formula="of:=[.H9]/MAX([.H$3:.H$12])" office:value-type="float" office:value="1" calcext:value-type="float">
            <text:p>1</text:p>
          </table:table-cell>
          <table:table-cell table:formula="of:=[.I9]/MAX([.I$3:.I$12])" office:value-type="float" office:value="0.996834329933169" calcext:value-type="float">
            <text:p>0,996834329933169</text:p>
          </table:table-cell>
          <table:table-cell table:formula="of:=[.J9]/MAX([.J$3:.J$12])" office:value-type="float" office:value="1" calcext:value-type="float">
            <text:p>1</text:p>
          </table:table-cell>
          <table:table-cell table:formula="of:=[.K9]/MAX([.K$3:.K$12])" office:value-type="float" office:value="0.999666332999666" calcext:value-type="float">
            <text:p>0,999666332999666</text:p>
          </table:table-cell>
          <table:table-cell table:formula="of:=[.L9]/MAX([.L$3:.L$12])" office:value-type="float" office:value="0.995776397515528" calcext:value-type="float">
            <text:p>0,995776397515528</text:p>
          </table:table-cell>
          <table:table-cell table:formula="of:=[.M9]/MAX([.M$3:.M$12])" office:value-type="float" office:value="0.989951043545478" calcext:value-type="float">
            <text:p>0,989951043545478</text:p>
          </table:table-cell>
          <table:table-cell/>
          <table:table-cell table:formula="of:=[.O21]/MAX([.O$15:.O$24])" office:value-type="float" office:value="0.966249470460284" calcext:value-type="float">
            <text:p>0,966249470460284</text:p>
          </table:table-cell>
          <table:table-cell/>
        </table:table-row>
        <table:table-row table:style-name="ro2">
          <table:table-cell office:value-type="string" calcext:value-type="string">
            <text:p>Tabu Search</text:p>
          </table:table-cell>
          <table:table-cell table:formula="of:=[.B10]/MAX([.B$3:.B$12])" office:value-type="float" office:value="1" calcext:value-type="float">
            <text:p>1</text:p>
          </table:table-cell>
          <table:table-cell table:formula="of:=[.C10]/MAX([.C$3:.C$12])" office:value-type="float" office:value="0.995604395604396" calcext:value-type="float">
            <text:p>0,995604395604396</text:p>
          </table:table-cell>
          <table:table-cell table:formula="of:=[.D10]/MAX([.D$3:.D$12])" office:value-type="float" office:value="0.992574257425743" calcext:value-type="float">
            <text:p>0,992574257425743</text:p>
          </table:table-cell>
          <table:table-cell table:formula="of:=[.E10]/MAX([.E$3:.E$12])" office:value-type="float" office:value="0.98664343786295" calcext:value-type="float">
            <text:p>0,98664343786295</text:p>
          </table:table-cell>
          <table:table-cell table:formula="of:=[.F10]/MAX([.F$3:.F$12])" office:value-type="float" office:value="1" calcext:value-type="float">
            <text:p>1</text:p>
          </table:table-cell>
          <table:table-cell table:formula="of:=[.G10]/MAX([.G$3:.G$12])" office:value-type="float" office:value="0.986040018613308" calcext:value-type="float">
            <text:p>0,986040018613308</text:p>
          </table:table-cell>
          <table:table-cell table:formula="of:=[.H10]/MAX([.H$3:.H$12])" office:value-type="float" office:value="1" calcext:value-type="float">
            <text:p>1</text:p>
          </table:table-cell>
          <table:table-cell table:formula="of:=[.I10]/MAX([.I$3:.I$12])" office:value-type="float" office:value="0.998241294407316" calcext:value-type="float">
            <text:p>0,998241294407316</text:p>
          </table:table-cell>
          <table:table-cell table:formula="of:=[.J10]/MAX([.J$3:.J$12])" office:value-type="float" office:value="0.995528585116576" calcext:value-type="float">
            <text:p>0,995528585116576</text:p>
          </table:table-cell>
          <table:table-cell table:formula="of:=[.K10]/MAX([.K$3:.K$12])" office:value-type="float" office:value="1" calcext:value-type="float">
            <text:p>1</text:p>
          </table:table-cell>
          <table:table-cell table:formula="of:=[.L10]/MAX([.L$3:.L$12])" office:value-type="float" office:value="0.989813664596273" calcext:value-type="float">
            <text:p>0,989813664596273</text:p>
          </table:table-cell>
          <table:table-cell table:formula="of:=[.M10]/MAX([.M$3:.M$12])" office:value-type="float" office:value="1" calcext:value-type="float">
            <text:p>1</text:p>
          </table:table-cell>
          <table:table-cell/>
          <table:table-cell table:formula="of:=[.O22]/MAX([.O$15:.O$24]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NS</text:p>
          </table:table-cell>
          <table:table-cell table:formula="of:=[.B11]/MAX([.B$3:.B$12])" office:value-type="float" office:value="1" calcext:value-type="float">
            <text:p>1</text:p>
          </table:table-cell>
          <table:table-cell table:formula="of:=[.C11]/MAX([.C$3:.C$12])" office:value-type="float" office:value="1" calcext:value-type="float">
            <text:p>1</text:p>
          </table:table-cell>
          <table:table-cell table:formula="of:=[.D11]/MAX([.D$3:.D$12])" office:value-type="float" office:value="1" calcext:value-type="float">
            <text:p>1</text:p>
          </table:table-cell>
          <table:table-cell table:formula="of:=[.E11]/MAX([.E$3:.E$12])" office:value-type="float" office:value="1" calcext:value-type="float">
            <text:p>1</text:p>
          </table:table-cell>
          <table:table-cell table:formula="of:=[.F11]/MAX([.F$3:.F$12])" office:value-type="float" office:value="0.995731967562953" calcext:value-type="float">
            <text:p>0,995731967562953</text:p>
          </table:table-cell>
          <table:table-cell table:formula="of:=[.G11]/MAX([.G$3:.G$12])" office:value-type="float" office:value="1" calcext:value-type="float">
            <text:p>1</text:p>
          </table:table-cell>
          <table:table-cell table:formula="of:=[.H11]/MAX([.H$3:.H$12])" office:value-type="float" office:value="1" calcext:value-type="float">
            <text:p>1</text:p>
          </table:table-cell>
          <table:table-cell table:formula="of:=[.I11]/MAX([.I$3:.I$12])" office:value-type="float" office:value="0.998241294407316" calcext:value-type="float">
            <text:p>0,998241294407316</text:p>
          </table:table-cell>
          <table:table-cell table:formula="of:=[.J11]/MAX([.J$3:.J$12])" office:value-type="float" office:value="0.98882146279144" calcext:value-type="float">
            <text:p>0,98882146279144</text:p>
          </table:table-cell>
          <table:table-cell table:formula="of:=[.K11]/MAX([.K$3:.K$12])" office:value-type="float" office:value="0.979646312979646" calcext:value-type="float">
            <text:p>0,979646312979646</text:p>
          </table:table-cell>
          <table:table-cell table:formula="of:=[.L11]/MAX([.L$3:.L$12])" office:value-type="float" office:value="0.994534161490683" calcext:value-type="float">
            <text:p>0,994534161490683</text:p>
          </table:table-cell>
          <table:table-cell table:formula="of:=[.M11]/MAX([.M$3:.M$12])" office:value-type="float" office:value="0.985828394743623" calcext:value-type="float">
            <text:p>0,985828394743623</text:p>
          </table:table-cell>
          <table:table-cell/>
          <table:table-cell table:formula="of:=[.O23]/MAX([.O$15:.O$24])" office:value-type="float" office:value="0.989868926313321" calcext:value-type="float">
            <text:p>0,989868926313321</text:p>
          </table:table-cell>
          <table:table-cell/>
        </table:table-row>
        <table:table-row table:style-name="ro2">
          <table:table-cell office:value-type="string" calcext:value-type="string">
            <text:p>Wolf Pack Algorithm</text:p>
          </table:table-cell>
          <table:table-cell table:formula="of:=[.B12]/MAX([.B$3:.B$12])" office:value-type="float" office:value="0.993779160186625" calcext:value-type="float">
            <text:p>0,993779160186625</text:p>
          </table:table-cell>
          <table:table-cell table:formula="of:=[.C12]/MAX([.C$3:.C$12])" office:value-type="float" office:value="0.995604395604396" calcext:value-type="float">
            <text:p>0,995604395604396</text:p>
          </table:table-cell>
          <table:table-cell table:formula="of:=[.D12]/MAX([.D$3:.D$12])" office:value-type="float" office:value="0.978960396039604" calcext:value-type="float">
            <text:p>0,978960396039604</text:p>
          </table:table-cell>
          <table:table-cell table:formula="of:=[.E12]/MAX([.E$3:.E$12])" office:value-type="float" office:value="0.963414634146341" calcext:value-type="float">
            <text:p>0,963414634146341</text:p>
          </table:table-cell>
          <table:table-cell table:formula="of:=[.F12]/MAX([.F$3:.F$12])" office:value-type="float" office:value="0.980367050789586" calcext:value-type="float">
            <text:p>0,980367050789586</text:p>
          </table:table-cell>
          <table:table-cell table:formula="of:=[.G12]/MAX([.G$3:.G$12])" office:value-type="float" office:value="0.976733364355514" calcext:value-type="float">
            <text:p>0,976733364355514</text:p>
          </table:table-cell>
          <table:table-cell table:formula="of:=[.H12]/MAX([.H$3:.H$12])" office:value-type="float" office:value="0.998167827042873" calcext:value-type="float">
            <text:p>0,998167827042873</text:p>
          </table:table-cell>
          <table:table-cell table:formula="of:=[.I12]/MAX([.I$3:.I$12])" office:value-type="float" office:value="0.996834329933169" calcext:value-type="float">
            <text:p>0,996834329933169</text:p>
          </table:table-cell>
          <table:table-cell table:formula="of:=[.J12]/MAX([.J$3:.J$12])" office:value-type="float" office:value="0.970935803257745" calcext:value-type="float">
            <text:p>0,970935803257745</text:p>
          </table:table-cell>
          <table:table-cell table:formula="of:=[.K12]/MAX([.K$3:.K$12])" office:value-type="float" office:value="0.977977977977978" calcext:value-type="float">
            <text:p>0,977977977977978</text:p>
          </table:table-cell>
          <table:table-cell table:formula="of:=[.L12]/MAX([.L$3:.L$12])" office:value-type="float" office:value="0.979130434782609" calcext:value-type="float">
            <text:p>0,979130434782609</text:p>
          </table:table-cell>
          <table:table-cell table:formula="of:=[.M12]/MAX([.M$3:.M$12])" office:value-type="float" office:value="0.984540066993043" calcext:value-type="float">
            <text:p>0,984540066993043</text:p>
          </table:table-cell>
          <table:table-cell/>
          <table:table-cell table:formula="of:=[.O24]/MAX([.O$15:.O$24])" office:value-type="float" office:value="0.363843497992364" calcext:value-type="float">
            <text:p>0,3638434979923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€</number:text>
    </number:number-style>
    <number:number-style style:name="N138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€</number:text>
    </number:number-style>
    <number:number-style style:name="N141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146P2" style:volatile="true">
      <loext:text> </loext:text>
      <loext:fill-character> </loext:fill-character>
      <number:text>-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50P2" style:volatile="true">
      <loext:text> </loext:text>
      <loext:fill-character> </loext:fill-character>
      <number:text>-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5:37:40.1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yenne" style:display-name="PageStyle_Moyen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PackAlgorithm" style:display-name="PageStyle_WolfPackAlgorit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yenne_20_1" style:display-name="PageStyle_Moyenn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5-14T00:13:08.018000000</dc:date>
    <meta:editing-duration>P9DT3H4M58S</meta:editing-duration>
    <meta:editing-cycles>47</meta:editing-cycles>
    <meta:document-statistic meta:table-count="15" meta:cell-count="1354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bar" chart:style-name="ch1">
        <chart:title svg:x="4.766cm" svg:y="0.316cm" chart:style-name="ch2">
          <text:p>Ecarts moyens en % à l'optimal</text:p>
        </chart:title>
        <chart:legend chart:legend-position="end" svg:x="11.555cm" svg:y="2cm" style:legend-expansion="high" chart:style-name="ch3"/>
        <chart:plot-area chart:style-name="ch4" table:cell-range-address="10minutes.A15:10minutes.A24 10minutes.O15:10minutes.O24" chart:data-source-has-labels="column" svg:x="0.319cm" svg:y="1.301cm" svg:width="10.917cm" svg:height="7.519cm">
          <chartooo:coordinate-region svg:x="1.064cm" svg:y="1.497cm" svg:width="10.172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15:10minutes.O15" chart:label-cell-address="10minutes.A15:10minutes.A15" chart:class="chart:bar">
            <chart:data-point/>
          </chart:series>
          <chart:series chart:style-name="ch9" chart:values-cell-range-address="10minutes.O16:10minutes.O16" chart:label-cell-address="10minutes.A16:10minutes.A16" chart:class="chart:bar">
            <chart:data-point/>
          </chart:series>
          <chart:series chart:style-name="ch10" chart:values-cell-range-address="10minutes.O17:10minutes.O17" chart:label-cell-address="10minutes.A17:10minutes.A17" chart:class="chart:bar">
            <chart:data-point/>
          </chart:series>
          <chart:series chart:style-name="ch11" chart:values-cell-range-address="10minutes.O18:10minutes.O18" chart:label-cell-address="10minutes.A18:10minutes.A18" chart:class="chart:bar">
            <chart:data-point/>
          </chart:series>
          <chart:series chart:style-name="ch12" chart:values-cell-range-address="10minutes.O19:10minutes.O19" chart:label-cell-address="10minutes.A19:10minutes.A19" chart:class="chart:bar">
            <chart:data-point/>
          </chart:series>
          <chart:series chart:style-name="ch13" chart:values-cell-range-address="10minutes.O20:10minutes.O20" chart:label-cell-address="10minutes.A20:10minutes.A20" chart:class="chart:bar">
            <chart:data-point/>
          </chart:series>
          <chart:series chart:style-name="ch14" chart:values-cell-range-address="10minutes.O21:10minutes.O21" chart:label-cell-address="10minutes.A21:10minutes.A21" chart:class="chart:bar">
            <chart:data-point/>
          </chart:series>
          <chart:series chart:style-name="ch15" chart:values-cell-range-address="10minutes.O22:10minutes.O22" chart:label-cell-address="10minutes.A22:10minutes.A22" chart:class="chart:bar">
            <chart:data-point/>
          </chart:series>
          <chart:series chart:style-name="ch16" chart:values-cell-range-address="10minutes.O23:10minutes.O23" chart:label-cell-address="10minutes.A23:10minutes.A23" chart:class="chart:bar">
            <chart:data-point/>
          </chart:series>
          <chart:series chart:style-name="ch17" chart:values-cell-range-address="10minutes.O24:10minutes.O24" chart:label-cell-address="10minutes.A24:10minutes.A24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15:10minutes.A15</svg:desc>
                </draw:g>
              </table:table-cell>
              <table:table-cell office:value-type="float" office:value="1.47124264090929">
                <text:p>1.47124264090929</text:p>
                <draw:g>
                  <svg:desc>10minutes.O15:10minutes.O15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16:10minutes.A16</svg:desc>
                </draw:g>
              </table:table-cell>
              <table:table-cell office:value-type="float" office:value="0.74786609364823">
                <text:p>0.74786609364823</text:p>
                <draw:g>
                  <svg:desc>10minutes.O16:10minutes.O16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17:10minutes.A17</svg:desc>
                </draw:g>
              </table:table-cell>
              <table:table-cell office:value-type="float" office:value="0.798460030873628">
                <text:p>0.798460030873628</text:p>
                <draw:g>
                  <svg:desc>10minutes.O17:10minutes.O17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18:10minutes.A18</svg:desc>
                </draw:g>
              </table:table-cell>
              <table:table-cell office:value-type="float" office:value="1.17055884937788">
                <text:p>1.17055884937788</text:p>
                <draw:g>
                  <svg:desc>10minutes.O18:10minutes.O18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19:10minutes.A19</svg:desc>
                </draw:g>
              </table:table-cell>
              <table:table-cell office:value-type="float" office:value="0.969594185887151">
                <text:p>0.969594185887151</text:p>
                <draw:g>
                  <svg:desc>10minutes.O19:10minutes.O19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20:10minutes.A20</svg:desc>
                </draw:g>
              </table:table-cell>
              <table:table-cell office:value-type="float" office:value="0.336244705076541">
                <text:p>0.336244705076541</text:p>
                <draw:g>
                  <svg:desc>10minutes.O20:10minutes.O20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21:10minutes.A21</svg:desc>
                </draw:g>
              </table:table-cell>
              <table:table-cell office:value-type="float" office:value="1.93836987577693">
                <text:p>1.93836987577693</text:p>
                <draw:g>
                  <svg:desc>10minutes.O21:10minutes.O21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22:10minutes.A22</svg:desc>
                </draw:g>
              </table:table-cell>
              <table:table-cell office:value-type="float" office:value="2.00607600318121">
                <text:p>2.00607600318121</text:p>
                <draw:g>
                  <svg:desc>10minutes.O22:10minutes.O22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23:10minutes.A23</svg:desc>
                </draw:g>
              </table:table-cell>
              <table:table-cell office:value-type="float" office:value="1.9857522993719">
                <text:p>1.9857522993719</text:p>
                <draw:g>
                  <svg:desc>10minutes.O23:10minutes.O23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24:10minutes.A24</svg:desc>
                </draw:g>
              </table:table-cell>
              <table:table-cell office:value-type="float" office:value="0.729897710235992">
                <text:p>0.729897710235992</text:p>
                <draw:g>
                  <svg:desc>10minutes.O24:10minutes.O24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9cm" xlink:href=".." xlink:type="simple" chart:class="chart:bar" chart:style-name="ch1">
        <chart:title svg:x="4.175cm" svg:y="0.316cm" chart:style-name="ch2">
          <text:p>Ecarts moyens normalisés à l'optimal</text:p>
        </chart:title>
        <chart:legend chart:legend-position="end" svg:x="11.554cm" svg:y="2cm" style:legend-expansion="high" chart:style-name="ch3"/>
        <chart:plot-area chart:style-name="ch4" table:cell-range-address="10minutes.A27:10minutes.A36 10minutes.O27:10minutes.O36" chart:data-source-has-labels="column" svg:x="0.319cm" svg:y="1.301cm" svg:width="10.916cm" svg:height="7.519cm">
          <chartooo:coordinate-region svg:x="1.064cm" svg:y="1.497cm" svg:width="10.171cm" svg:height="7.1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minutes.O27:10minutes.O27" chart:label-cell-address="10minutes.A27:10minutes.A27" chart:class="chart:bar">
            <chart:data-point/>
          </chart:series>
          <chart:series chart:style-name="ch9" chart:values-cell-range-address="10minutes.O28:10minutes.O28" chart:label-cell-address="10minutes.A28:10minutes.A28" chart:class="chart:bar">
            <chart:data-point/>
          </chart:series>
          <chart:series chart:style-name="ch10" chart:values-cell-range-address="10minutes.O29:10minutes.O29" chart:label-cell-address="10minutes.A29:10minutes.A29" chart:class="chart:bar">
            <chart:data-point/>
          </chart:series>
          <chart:series chart:style-name="ch11" chart:values-cell-range-address="10minutes.O30:10minutes.O30" chart:label-cell-address="10minutes.A30:10minutes.A30" chart:class="chart:bar">
            <chart:data-point/>
          </chart:series>
          <chart:series chart:style-name="ch12" chart:values-cell-range-address="10minutes.O31:10minutes.O31" chart:label-cell-address="10minutes.A31:10minutes.A31" chart:class="chart:bar">
            <chart:data-point/>
          </chart:series>
          <chart:series chart:style-name="ch13" chart:values-cell-range-address="10minutes.O32:10minutes.O32" chart:label-cell-address="10minutes.A32:10minutes.A32" chart:class="chart:bar">
            <chart:data-point/>
          </chart:series>
          <chart:series chart:style-name="ch14" chart:values-cell-range-address="10minutes.O33:10minutes.O33" chart:label-cell-address="10minutes.A33:10minutes.A33" chart:class="chart:bar">
            <chart:data-point/>
          </chart:series>
          <chart:series chart:style-name="ch15" chart:values-cell-range-address="10minutes.O34:10minutes.O34" chart:label-cell-address="10minutes.A34:10minutes.A34" chart:class="chart:bar">
            <chart:data-point/>
          </chart:series>
          <chart:series chart:style-name="ch16" chart:values-cell-range-address="10minutes.O35:10minutes.O35" chart:label-cell-address="10minutes.A35:10minutes.A35" chart:class="chart:bar">
            <chart:data-point/>
          </chart:series>
          <chart:series chart:style-name="ch17" chart:values-cell-range-address="10minutes.O36:10minutes.O36" chart:label-cell-address="10minutes.A36:10minutes.A36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10minutes.A27:10minutes.A27</svg:desc>
                </draw:g>
              </table:table-cell>
              <table:table-cell office:value-type="float" office:value="0.733393270532227">
                <text:p>0.733393270532227</text:p>
                <draw:g>
                  <svg:desc>10minutes.O27:10minutes.O27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10minutes.A28:10minutes.A28</svg:desc>
                </draw:g>
              </table:table-cell>
              <table:table-cell office:value-type="float" office:value="0.372800478377825">
                <text:p>0.372800478377825</text:p>
                <draw:g>
                  <svg:desc>10minutes.O28:10minutes.O28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10minutes.A29:10minutes.A29</svg:desc>
                </draw:g>
              </table:table-cell>
              <table:table-cell office:value-type="float" office:value="0.398020827529685">
                <text:p>0.398020827529685</text:p>
                <draw:g>
                  <svg:desc>10minutes.O29:10minutes.O29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10minutes.A30:10minutes.A30</svg:desc>
                </draw:g>
              </table:table-cell>
              <table:table-cell office:value-type="float" office:value="0.583506730314115">
                <text:p>0.583506730314115</text:p>
                <draw:g>
                  <svg:desc>10minutes.O30:10minutes.O30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10minutes.A31:10minutes.A31</svg:desc>
                </draw:g>
              </table:table-cell>
              <table:table-cell office:value-type="float" office:value="0.483328739464298">
                <text:p>0.483328739464298</text:p>
                <draw:g>
                  <svg:desc>10minutes.O31:10minutes.O31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10minutes.A32:10minutes.A32</svg:desc>
                </draw:g>
              </table:table-cell>
              <table:table-cell office:value-type="float" office:value="0.167613143541585">
                <text:p>0.167613143541585</text:p>
                <draw:g>
                  <svg:desc>10minutes.O32:10minutes.O32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10minutes.A33:10minutes.A33</svg:desc>
                </draw:g>
              </table:table-cell>
              <table:table-cell office:value-type="float" office:value="0.966249470460284">
                <text:p>0.966249470460284</text:p>
                <draw:g>
                  <svg:desc>10minutes.O33:10minutes.O33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10minutes.A34:10minutes.A34</svg:desc>
                </draw:g>
              </table:table-cell>
              <table:table-cell office:value-type="float" office:value="1">
                <text:p>1</text:p>
                <draw:g>
                  <svg:desc>10minutes.O34:10minutes.O34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10minutes.A35:10minutes.A35</svg:desc>
                </draw:g>
              </table:table-cell>
              <table:table-cell office:value-type="float" office:value="0.989868926313321">
                <text:p>0.989868926313321</text:p>
                <draw:g>
                  <svg:desc>10minutes.O35:10minutes.O35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10minutes.A36:10minutes.A36</svg:desc>
                </draw:g>
              </table:table-cell>
              <table:table-cell office:value-type="float" office:value="0.363843497992364">
                <text:p>0.363843497992364</text:p>
                <draw:g>
                  <svg:desc>10minutes.O36:10minutes.O3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